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799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5.186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3.106cm" fo:break-before="auto" style:use-optimal-row-height="false"/>
    </style:style>
    <style:style style:name="ta1" style:family="table" style:master-page-name="PageStyle_5f_Réponses_20_de_20_formulaire">
      <style:table-properties table:display="true" style:writing-mode="lr-tb"/>
    </style:style>
    <style:style style:name="ta2" style:family="table" style:master-page-name="PageStyle_5f_analyse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3">
      <style:table-cell-properties fo:background-color="#eeeeee"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d9d9d9"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Réponses de formulaire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37" table:default-cell-style-name="ce3"/>
        <table:table-column table:style-name="co1" table:number-columns-repeated="218" table:default-cell-style-name="Default"/>
        <table:table-row table:style-name="ro1">
          <table:table-cell table:style-name="ce1" office:value-type="string" calcext:value-type="string">
            <text:p>Horodateur</text:p>
          </table:table-cell>
          <table:table-cell table:style-name="ce1" office:value-type="string" calcext:value-type="string">
            <text:p>Je suis à ...</text:p>
          </table:table-cell>
          <table:table-cell table:style-name="ce1" office:value-type="string" calcext:value-type="string">
            <text:p>Je suis en ...</text:p>
          </table:table-cell>
          <table:table-cell table:style-name="ce1" office:value-type="string" calcext:value-type="string">
            <text:p>Je savais utiliser un ordinateur avant de venir ?</text:p>
          </table:table-cell>
          <table:table-cell table:style-name="ce1" office:value-type="string" calcext:value-type="string">
            <text:p>Je sais mieux utiliser un ordinateur maintenant ?</text:p>
          </table:table-cell>
          <table:table-cell table:style-name="ce1" office:value-type="string" calcext:value-type="string">
            <text:p>Je savais ce qu'était la programmation avant de venir ?</text:p>
          </table:table-cell>
          <table:table-cell table:style-name="ce1" office:value-type="string" calcext:value-type="string">
            <text:p>Je comprend mieux ce qu'est la programmation maintenant ?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encore des choses à vous dire.</text:p>
          </table:table-cell>
          <table:table-cell table:number-columns-repeated="218"/>
        </table:table-row>
        <table:table-row table:style-name="ro2">
          <table:table-cell office:value-type="float" office:value="41724.6084722222" calcext:value-type="float">
            <text:p>3/26/2014 14:36:12</text:p>
          </table:table-cell>
          <table:table-cell office:value-type="string" calcext:value-type="string">
            <text:p>Collège Cardinal Mercier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20"/>
        </table:table-row>
        <table:table-row table:style-name="ro2">
          <table:table-cell office:value-type="float" office:value="41725.5176273148" calcext:value-type="float">
            <text:p>3/27/2014 12:25:23</text:p>
          </table:table-cell>
          <table:table-cell office:value-type="string" calcext:value-type="string">
            <text:p>Collège Saint Joseph </text:p>
          </table:table-cell>
          <table:table-cell office:value-type="string" calcext:value-type="string">
            <text:p>1e secondai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20"/>
        </table:table-row>
        <table:table-row table:style-name="ro3">
          <table:table-cell office:value-type="float" office:value="41725.5186921296" calcext:value-type="float">
            <text:p>3/27/2014 12:26:55</text:p>
          </table:table-cell>
          <table:table-cell office:value-type="string" calcext:value-type="string">
            <text:p>Collège Saint-Joseph Chimay</text:p>
          </table:table-cell>
          <table:table-cell office:value-type="string" calcext:value-type="string">
            <text:p>1e secondai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'était fort bien sympathique :) On aimerait recommencer un jour !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en à dire :D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a <text:s/>bien aimé en général !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 peu énervant :x</text:p>
          </table:table-cell>
          <table:table-cell office:value-type="string" calcext:value-type="string">
            <text:p>nan</text:p>
          </table:table-cell>
          <table:table-cell table:number-columns-repeated="218"/>
        </table:table-row>
        <table:table-row table:style-name="ro4">
          <table:table-cell office:value-type="float" office:value="41725.5188541667" calcext:value-type="float">
            <text:p>3/27/2014 12:27:09</text:p>
          </table:table-cell>
          <table:table-cell office:value-type="string" calcext:value-type="string">
            <text:p>college st joseph chimay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 ai pas tres bien compris les donnees sur le cote de l ecran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es qu on nous ai expliquer nous avons compri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 ai beaucoups aimer</text:p>
          </table:table-cell>
          <table:table-cell table:number-columns-repeated="219"/>
        </table:table-row>
        <table:table-row table:style-name="ro5">
          <table:table-cell office:value-type="float" office:value="41725.5191203704" calcext:value-type="float">
            <text:p>3/27/2014 12:27:32</text:p>
          </table:table-cell>
          <table:table-cell office:value-type="string" calcext:value-type="string">
            <text:p>au college saint josephe de chimay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 fait boum quand on touche la ligne ver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6">
          <table:table-cell office:value-type="float" office:value="41725.5193171296" calcext:value-type="float">
            <text:p>3/27/2014 12:27:49</text:p>
          </table:table-cell>
          <table:table-cell office:value-type="string" calcext:value-type="string">
            <text:p>college saint joseph</text:p>
          </table:table-cell>
          <table:table-cell office:value-type="string" calcext:value-type="string">
            <text:p>1e secondai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rien est a ameliorer c'etait génial!!!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c'était bien mais je suis rester bloquer car je n'avais pas la bonne couleur :)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 n'avais pas trop compris mais des personnes m'on expliquer et j'ai compris :)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j'ai pas trop compris et je n'ai même pas terminer mais sinojn c'était cool :) :)</text:p>
          </table:table-cell>
          <table:table-cell table:number-columns-repeated="219"/>
        </table:table-row>
        <table:table-row table:style-name="ro3">
          <table:table-cell office:value-type="float" office:value="41725.5194675926" calcext:value-type="float">
            <text:p>3/27/2014 12:28:02</text:p>
          </table:table-cell>
          <table:table-cell office:value-type="string" calcext:value-type="string">
            <text:p>collège saint joseph à chimay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e meilleur explication aurait été plus émable en tout cas...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on ne nous a pas bien expliquer se qu il falait faire... a part ca rien n'a dire de grave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assez facile!!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on n'a pas sut terminées!!!</text:p>
          </table:table-cell>
          <table:table-cell office:value-type="string" calcext:value-type="string">
            <text:p>bon courrage pour votre fin d'année!!! félicitation</text:p>
          </table:table-cell>
          <table:table-cell table:number-columns-repeated="218"/>
        </table:table-row>
        <table:table-row table:style-name="ro5">
          <table:table-cell office:value-type="float" office:value="41725.5195023148" calcext:value-type="float">
            <text:p>3/27/2014 12:28:05</text:p>
          </table:table-cell>
          <table:table-cell office:value-type="string" calcext:value-type="string">
            <text:p>collège st Joseph chimay</text:p>
          </table:table-cell>
          <table:table-cell office:value-type="string" calcext:value-type="string">
            <text:p>1e secondai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J ai bien aimé la mission de la voitu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c est beaucoup aidee</text:p>
          </table:table-cell>
          <table:table-cell table:number-columns-repeated="219"/>
        </table:table-row>
        <table:table-row table:style-name="ro5">
          <table:table-cell office:value-type="float" office:value="41725.5197337963" calcext:value-type="float">
            <text:p>3/27/2014 12:28:25</text:p>
          </table:table-cell>
          <table:table-cell office:value-type="string" calcext:value-type="string">
            <text:p>Saint Joseph Chimay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 ai tous aime :),je n ai rien détesté,tous,rie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J AI AIME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7">
          <table:table-cell office:value-type="float" office:value="41725.5199884259" calcext:value-type="float">
            <text:p>3/27/2014 12:28:47</text:p>
          </table:table-cell>
          <table:table-cell office:value-type="string" calcext:value-type="string">
            <text:p>Collège St Joseph <text:s/></text:p>
          </table:table-cell>
          <table:table-cell office:value-type="string" calcext:value-type="string">
            <text:p>1e secondai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 etais cool j ai bien aimé utiliser les bloques et faire avancer la voiture et surtout quand on a réussit on etait content bref <text:s/>on a bien aimer merci :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 etais cool 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 etais cool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 etais cool</text:p>
          </table:table-cell>
          <table:table-cell table:number-columns-repeated="218"/>
        </table:table-row>
        <table:table-row table:style-name="ro2">
          <table:table-cell office:value-type="float" office:value="41726.5178587963" calcext:value-type="float">
            <text:p>3/28/2014 12:25:43</text:p>
          </table:table-cell>
          <table:table-cell office:value-type="string" calcext:value-type="string">
            <text:p>Collège St Joseph <text:s/>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3">
          <table:table-cell office:value-type="float" office:value="41726.5197106482" calcext:value-type="float">
            <text:p>3/28/2014 12:28:23</text:p>
          </table:table-cell>
          <table:table-cell office:value-type="string" calcext:value-type="string">
            <text:p>collège saint joseph</text:p>
          </table:table-cell>
          <table:table-cell office:value-type="string" calcext:value-type="string">
            <text:p>1e secondai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un peut trop facile 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ûr à comprendre </text:p>
          </table:table-cell>
          <table:table-cell office:value-type="string" calcext:value-type="string">
            <text:p>amusant, des missions plus faciles que les autres, beaucoup de réfléxions.</text:p>
          </table:table-cell>
          <table:table-cell table:number-columns-repeated="218"/>
        </table:table-row>
        <table:table-row table:style-name="ro2">
          <table:table-cell office:value-type="float" office:value="41726.520162037" calcext:value-type="float">
            <text:p>3/28/2014 12:29:02</text:p>
          </table:table-cell>
          <table:table-cell office:value-type="string" calcext:value-type="string">
            <text:p>college saint joseph</text:p>
          </table:table-cell>
          <table:table-cell office:value-type="string" calcext:value-type="string">
            <text:p>1e second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un peu compliquer a comprendre 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r a comprend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20"/>
        </table:table-row>
        <table:table-row table:style-name="ro6">
          <table:table-cell office:value-type="float" office:value="41726.5205324074" calcext:value-type="float">
            <text:p>3/28/2014 12:29:34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au depart on comprenait pas trop mais mantenant ces beaucoup plus faci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ces trop coollllllll!!!</text:p>
          </table:table-cell>
          <table:table-cell office:value-type="string" calcext:value-type="string">
            <text:p>c'etais trop cool on ces bien amuser merci !!!!!!!!!!!</text:p>
          </table:table-cell>
          <table:table-cell table:number-columns-repeated="218"/>
        </table:table-row>
        <table:table-row table:style-name="ro8">
          <table:table-cell office:value-type="float" office:value="41726.5207291667" calcext:value-type="float">
            <text:p>3/28/2014 12:29:51</text:p>
          </table:table-cell>
          <table:table-cell office:value-type="string" calcext:value-type="string">
            <text:p>Collège Saint Joseph </text:p>
          </table:table-cell>
          <table:table-cell office:value-type="string" calcext:value-type="string">
            <text:p>1e second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j ai tout aimer ;) ;) ;)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javate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setais trop fastoch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trop trop trop trop trop trop trop trop trop trop trop <text:s text:c="30"/>cooooooooooooooooooooooooooooooooooool</text:p>
          </table:table-cell>
          <table:table-cell table:number-columns-repeated="219"/>
        </table:table-row>
        <table:table-row table:style-name="ro5">
          <table:table-cell office:value-type="float" office:value="41726.5212615741" calcext:value-type="float">
            <text:p>3/28/2014 12:30:37</text:p>
          </table:table-cell>
          <table:table-cell office:value-type="string" calcext:value-type="string">
            <text:p>college saint joseph 1c8</text:p>
          </table:table-cell>
          <table:table-cell office:value-type="string" calcext:value-type="string">
            <text:p>1e secondai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 n'ai pas comprit le bu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je n'ai pas tout comprit .c'est compliqué</text:p>
          </table:table-cell>
          <table:table-cell office:value-type="string" calcext:value-type="string">
            <text:p>non</text:p>
          </table:table-cell>
          <table:table-cell table:number-columns-repeated="218"/>
        </table:table-row>
        <table:table-row table:style-name="ro1">
          <table:table-cell office:value-type="float" office:value="41726.5218055556" calcext:value-type="float">
            <text:p>3/28/2014 12:31:24</text:p>
          </table:table-cell>
          <table:table-cell office:value-type="string" calcext:value-type="string">
            <text:p>Chimay</text:p>
          </table:table-cell>
          <table:table-cell office:value-type="string" calcext:value-type="string">
            <text:p>1e secondai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'était bien on s'est bien amusée mais il y a des missions qu'on n'a pas trop aimé car on ne savait pas ce qu'il fallait faire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C'était compliqué on a du appeller quelqu'un</text:p>
          </table:table-cell>
          <table:table-cell table:number-columns-repeated="5"/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On a eu un beug car ils ont pas mit parfai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 a pas su la faire car quelqu'un est venu mais on a pas compris </text:p>
          </table:table-cell>
          <table:table-cell office:value-type="string" calcext:value-type="string">
            <text:p>que c'était en partit quand même bien malgré le soucis</text:p>
          </table:table-cell>
          <table:table-cell table:number-columns-repeated="218"/>
        </table:table-row>
        <table:table-row table:style-name="ro7">
          <table:table-cell office:value-type="float" office:value="41726.5222106482" calcext:value-type="float">
            <text:p>3/28/2014 12:31:59</text:p>
          </table:table-cell>
          <table:table-cell office:value-type="string" calcext:value-type="string">
            <text:p>collège saint joseph à chimay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LOGIQUE ÉTAIS BIEN MAI SELLA ÉTAIT TRÈS TRÈS DURE NOUS AVONS pas SU RÉPONDRE SANS LAIDE DES ACOMPAGNIATEU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PLUTÔT COOL QUAND ON A COMPRIS MAI LES EXPLICATION NE TAIT pas FACILE A COMPRENDRE LA PREMIERES FOI 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JE NES RIEN A DIRE 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ET AI HORRIBLEMENT DUR </text:p>
          </table:table-cell>
          <table:table-cell table:number-columns-repeated="219"/>
        </table:table-row>
        <table:table-row table:style-name="ro1">
          <table:table-cell office:value-type="float" office:value="41726.5224652778" calcext:value-type="float">
            <text:p>3/28/2014 12:32:21</text:p>
          </table:table-cell>
          <table:table-cell office:value-type="string" calcext:value-type="string">
            <text:p>collège st Joseph chimay</text:p>
          </table:table-cell>
          <table:table-cell office:value-type="string" calcext:value-type="string">
            <text:p>1e second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nous avons trouver sa marrant , au début c était dur mais a la fin sa allait c est bien expliquer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’était sympas facile bien expliquer </text:p>
          </table:table-cell>
          <table:table-cell table:number-columns-repeated="5"/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elle est cool mais un peu dur a comprendre au début 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cette mission est plutôt dur on ne comprend pas très bien mais c etait marrant surtout avec les personnage </text:p>
          </table:table-cell>
          <table:table-cell table:number-columns-repeated="219"/>
        </table:table-row>
        <table:table-row table:style-name="ro2">
          <table:table-cell office:value-type="float" office:value="41726.5229282407" calcext:value-type="float">
            <text:p>3/28/2014 12:33:01</text:p>
          </table:table-cell>
          <table:table-cell office:value-type="string" calcext:value-type="string">
            <text:p>au college saint josephe de chimay</text:p>
          </table:table-cell>
          <table:table-cell office:value-type="string" calcext:value-type="string">
            <text:p>1e secondair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 n ai rien a dir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0"/>
        </table:table-row>
        <table:table-row table:style-name="ro3">
          <table:table-cell office:value-type="float" office:value="41723.4370486111" calcext:value-type="float">
            <text:p>3/25/2014 10:29:21</text:p>
          </table:table-cell>
          <table:table-cell office:value-type="string" calcext:value-type="string">
            <text:p>st marie </text:p>
          </table:table-cell>
          <table:table-cell office:value-type="string" calcext:value-type="string">
            <text:p>6e primaire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string" calcext:value-type="string">
            <text:p>vous n'avez rien a améliorée pour moi si se n'est juste un petit truc mettre plus d'explication 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j'ai adoré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aucune remarque a dire parfait 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génial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9">
          <table:table-cell office:value-type="float" office:value="41723.4372106481" calcext:value-type="float">
            <text:p>3/25/2014 10:29:35</text:p>
          </table:table-cell>
          <table:table-cell office:value-type="string" calcext:value-type="string">
            <text:p>ecole st marie bousval</text:p>
          </table:table-cell>
          <table:table-cell office:value-type="string" calcext:value-type="string">
            <text:p>6e primai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 m!ission etait bien amusante et chouette a realis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on la fait que 1 fois et on a eu bon 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/>
          <table:table-cell office:value-type="string" calcext:value-type="string">
            <text:p>un peu plus de mission dans ce genre et des mission un peu plus compliquer pour les plus grand et des plus facile pour les plus petit</text:p>
          </table:table-cell>
          <table:table-cell table:number-columns-repeated="218"/>
        </table:table-row>
        <table:table-row table:style-name="ro4">
          <table:table-cell office:value-type="float" office:value="41723.4373032407" calcext:value-type="float">
            <text:p>3/25/2014 10:29:43</text:p>
          </table:table-cell>
          <table:table-cell office:value-type="string" calcext:value-type="string">
            <text:p>sainte marie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 lags etaient genant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 faut juste ameliorer la vitesse de l'helicoptere</text:p>
          </table:table-cell>
          <table:table-cell table:number-columns-repeated="234"/>
        </table:table-row>
        <table:table-row table:style-name="ro2">
          <table:table-cell office:value-type="float" office:value="41723.4373611111" calcext:value-type="float">
            <text:p>3/25/2014 10:29:48</text:p>
          </table:table-cell>
          <table:table-cell office:value-type="string" calcext:value-type="string">
            <text:p>rendeux</text:p>
          </table:table-cell>
          <table:table-cell office:value-type="string" calcext:value-type="string">
            <text:p>6<text:span text:style-name="T1">e</text:span> primair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n ne voyaient pas comment faire</text:p>
          </table:table-cell>
          <table:table-cell table:number-columns-repeated="229"/>
        </table:table-row>
        <table:table-row table:style-name="ro3">
          <table:table-cell office:value-type="float" office:value="41723.4377083333" calcext:value-type="float">
            <text:p>3/25/2014 10:30:18</text:p>
          </table:table-cell>
          <table:table-cell office:value-type="string" calcext:value-type="string">
            <text:p>ecole Ste Marie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rapidité de l'ordinateu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aites que se sois plus FACILE!!!!!!!!!!!!!!!!!!!!!!!!!!!!!!!!!!!!!!!!!!!!!!!!!</text:p>
          </table:table-cell>
          <table:table-cell table:number-columns-repeated="15"/>
          <table:table-cell office:value-type="string" calcext:value-type="string">
            <text:p>PLUS VITE CET BIIIIIIIIIIIIP D'ORDINATEUR!!!!!!!!!!!!!!!!!!!!!!!!!!!!!!!!!!!!!!!!!!!!!!!!!!!!!!!!!!!!!!!!!!!!!!!!!!!</text:p>
          </table:table-cell>
          <table:table-cell table:number-columns-repeated="218"/>
        </table:table-row>
        <table:table-row table:style-name="ro2">
          <table:table-cell office:value-type="float" office:value="41723.437962963" calcext:value-type="float">
            <text:p>3/25/2014 10:30:40</text:p>
          </table:table-cell>
          <table:table-cell office:value-type="string" calcext:value-type="string">
            <text:p>Sainte-Marie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 bu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si bug</text:p>
          </table:table-cell>
          <table:table-cell table:number-columns-repeated="15"/>
          <table:table-cell office:value-type="string" calcext:value-type="string">
            <text:p>non juste les bug</text:p>
          </table:table-cell>
          <table:table-cell table:number-columns-repeated="218"/>
        </table:table-row>
        <table:table-row table:style-name="ro1">
          <table:table-cell office:value-type="float" office:value="41723.4381712963" calcext:value-type="float">
            <text:p>3/25/2014 10:30:58</text:p>
          </table:table-cell>
          <table:table-cell office:value-type="string" calcext:value-type="string">
            <text:p>école St-Marie</text:p>
          </table:table-cell>
          <table:table-cell office:value-type="string" calcext:value-type="string">
            <text:p>6e primai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us avons aimé parce que se n'étais pas trop difficile et que nous nous sommes bien amusé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us avons aimé car il y avait un peu de difficulté et on a bien rigoler </text:p>
          </table:table-cell>
          <table:table-cell table:number-columns-repeated="234"/>
        </table:table-row>
        <table:table-row table:style-name="ro4">
          <table:table-cell office:value-type="float" office:value="41723.4382986111" calcext:value-type="float">
            <text:p>3/25/2014 10:31:09</text:p>
          </table:table-cell>
          <table:table-cell office:value-type="string" calcext:value-type="string">
            <text:p>Ecole Sainte Marie</text:p>
          </table:table-cell>
          <table:table-cell office:value-type="string" calcext:value-type="string">
            <text:p>6e primair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tre ordinateur est tres tres lent et animation etais coo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string" calcext:value-type="string">
            <text:p>s etais trop COOL et on sais bien amusé</text:p>
          </table:table-cell>
          <table:table-cell table:number-columns-repeated="218"/>
        </table:table-row>
        <table:table-row table:style-name="ro2">
          <table:table-cell office:value-type="float" office:value="41724.6094212963" calcext:value-type="float">
            <text:p>3/26/2014 14:37:34</text:p>
          </table:table-cell>
          <table:table-cell office:value-type="string" calcext:value-type="string">
            <text:p>Collège du Biéreau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30"/>
        </table:table-row>
        <table:table-row table:style-name="ro2">
          <table:table-cell office:value-type="float" office:value="41725.4313425926" calcext:value-type="float">
            <text:p>3/27/2014 10:21:08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6e primai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25"/>
        </table:table-row>
        <table:table-row table:style-name="ro2">
          <table:table-cell office:value-type="float" office:value="41725.4314814815" calcext:value-type="float">
            <text:p>3/27/2014 10:21:20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6e primai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2">
          <table:table-cell office:value-type="float" office:value="41725.4317476852" calcext:value-type="float">
            <text:p>3/27/2014 10:21:43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235"/>
        </table:table-row>
        <table:table-row table:style-name="ro5">
          <table:table-cell office:value-type="float" office:value="41725.4318634259" calcext:value-type="float">
            <text:p>3/27/2014 10:21:53</text:p>
          </table:table-cell>
          <table:table-cell office:value-type="string" calcext:value-type="string">
            <text:p><text:s/>aro paul delvaux ottignies</text:p>
          </table:table-cell>
          <table:table-cell office:value-type="string" calcext:value-type="string">
            <text:p>6e primai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 estait bien sauf quand sa fesait boum</text:p>
          </table:table-cell>
          <table:table-cell table:number-columns-repeated="10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 etais asser bi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 etait cool</text:p>
          </table:table-cell>
          <table:table-cell office:value-type="string" calcext:value-type="string">
            <text:p>c est trop dur mais sava</text:p>
          </table:table-cell>
          <table:table-cell table:number-columns-repeated="218"/>
        </table:table-row>
        <table:table-row table:style-name="ro5">
          <table:table-cell office:value-type="float" office:value="41725.4318865741" calcext:value-type="float">
            <text:p>3/27/2014 10:21:55</text:p>
          </table:table-cell>
          <table:table-cell office:value-type="string" calcext:value-type="string">
            <text:p>A.R.O.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ès chouette on a bien rigolé 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9">
          <table:table-cell office:value-type="float" office:value="41725.432349537" calcext:value-type="float">
            <text:p>3/27/2014 10:22:35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 projet est une très bonne idée mais les explications n'etaient pas claires et programme buggai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4">
          <table:table-cell office:value-type="float" office:value="41725.4325347222" calcext:value-type="float">
            <text:p>3/27/2014 10:22:51</text:p>
          </table:table-cell>
          <table:table-cell office:value-type="string" calcext:value-type="string">
            <text:p>athenée royal paul delvaux d'ottignies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 a eu quelque difficultée a la premiere mission mais apres on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 etait cool;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21"/>
        </table:table-row>
        <table:table-row table:style-name="ro2">
          <table:table-cell office:value-type="float" office:value="41724.5239351852" calcext:value-type="float">
            <text:p>3/26/2014 12:34:28</text:p>
          </table:table-cell>
          <table:table-cell table:number-columns-repeated="255"/>
        </table:table-row>
      </table:table>
      <table:table table:name="analyse" table:style-name="ta2" table:print="false">
        <office:forms form:automatic-focus="false" form:apply-design-mode="false"/>
        <table:shapes>
          <draw:frame draw:z-index="0" draw:style-name="gr1" draw:text-style-name="P1" svg:width="20cm" svg:height="10cm" svg:x="4.204cm" svg:y="14.408cm">
            <draw:object draw:notify-on-update-of-ranges="analyse.C3:analyse.C6 analyse.D2:analyse.D2 analyse.D3:analyse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cm" svg:height="10cm" svg:x="4.317cm" svg:y="24.006cm">
            <draw:object draw:notify-on-update-of-ranges="analyse.E3:analyse.E6 analyse.F2:analyse.F2 analyse.F3:analyse.F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cm" svg:height="10cm" svg:x="21.329cm" svg:y="14.593cm">
            <draw:object draw:notify-on-update-of-ranges="analyse.G3:analyse.G6 analyse.H2:analyse.H2 analyse.H3:analyse.H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cm" svg:height="10cm" svg:x="24.507cm" svg:y="23.927cm">
            <draw:object draw:notify-on-update-of-ranges="analyse.E3:analyse.E6 analyse.I2:analyse.I2 analyse.I3:analyse.I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255" table:default-cell-style-name="Default"/>
        <table:table-row table:style-name="ro11">
          <table:table-cell table:style-name="ce4" table:number-columns-repeated="9"/>
          <table:table-cell table:style-name="ce4" office:value-type="string" calcext:value-type="string">
            <text:p>en avant marche</text:p>
          </table:table-cell>
          <table:table-cell table:style-name="ce4" table:number-columns-repeated="4"/>
          <table:table-cell/>
          <table:table-cell table:style-name="ce4" office:value-type="string" calcext:value-type="string">
            <text:p>En voiture</text:p>
          </table:table-cell>
          <table:table-cell table:style-name="ce4" table:number-columns-repeated="4"/>
          <table:table-cell table:style-name="ce4" office:value-type="string" calcext:value-type="string">
            <text:p>Helicoptère</text:p>
          </table:table-cell>
          <table:table-cell table:style-name="ce4" table:number-columns-repeated="4"/>
          <table:table-cell table:style-name="ce4" office:value-type="string" calcext:value-type="string">
            <text:p>répète et répèpète</text:p>
          </table:table-cell>
          <table:table-cell table:style-name="ce4" table:number-columns-repeated="4"/>
          <table:table-cell table:style-name="ce4" office:value-type="string" calcext:value-type="string">
            <text:p>Soyons courtois</text:p>
          </table:table-cell>
          <table:table-cell table:style-name="ce4" table:number-columns-repeated="4"/>
          <table:table-cell table:style-name="ce4" office:value-type="string" calcext:value-type="string">
            <text:p>Tu ne m'attraperas jamais</text:p>
          </table:table-cell>
          <table:table-cell table:style-name="ce4" table:number-columns-repeated="7"/>
          <table:table-cell table:number-columns-repeated="217"/>
        </table:table-row>
        <table:table-row table:style-name="ro12">
          <table:table-cell table:style-name="ce4" table:number-columns-repeated="3"/>
          <table:table-cell table:style-name="ce4" table:formula="of:=['Réponses de formulaire'.D1]" office:value-type="string" office:string-value="Je savais utiliser un ordinateur avant de venir ?" calcext:value-type="string">
            <text:p>Je savais utiliser un ordinateur avant de venir ?</text:p>
          </table:table-cell>
          <table:table-cell table:style-name="ce4"/>
          <table:table-cell table:style-name="ce4" table:formula="of:=['Réponses de formulaire'.E1]" office:value-type="string" office:string-value="Je sais mieux utiliser un ordinateur maintenant ?" calcext:value-type="string">
            <text:p>Je sais mieux utiliser un ordinateur maintenant ?</text:p>
          </table:table-cell>
          <table:table-cell table:style-name="ce4"/>
          <table:table-cell table:style-name="ce4" table:formula="of:=['Réponses de formulaire'.F1]" office:value-type="string" office:string-value="Je savais ce qu'était la programmation avant de venir ?" calcext:value-type="string">
            <text:p>Je savais ce qu'était la programmation avant de venir ?</text:p>
          </table:table-cell>
          <table:table-cell table:style-name="ce4" table:formula="of:=['Réponses de formulaire'.G1]" office:value-type="string" office:string-value="Je comprend mieux ce qu'est la programmation maintenant ?" calcext:value-type="string">
            <text:p>Je comprend mieux ce qu'est la programmation maintenant ?</text:p>
          </table:table-cell>
          <table:table-cell table:style-name="ce4" table:formula="of:=['Réponses de formulaire'.H1]" office:value-type="string" office:string-value="J'ai aimé réaliser cette mission ?" calcext:value-type="string">
            <text:p>J'ai aimé réaliser cette mission ?</text:p>
          </table:table-cell>
          <table:table-cell table:style-name="ce4" table:formula="of:=['Réponses de formulaire'.I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4" table:formula="of:=['Réponses de formulaire'.J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4" table:formula="of:=['Réponses de formulaire'.K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4" table:formula="of:=['Réponses de formulaire'.L1]" office:value-type="string" office:string-value="J'ai des remarques à transmettre." calcext:value-type="string">
            <text:p>J'ai des remarques à transmettre.</text:p>
          </table:table-cell>
          <table:table-cell table:style-name="ce4"/>
          <table:table-cell table:style-name="ce4" table:formula="of:=['Réponses de formulaire'.M1]" office:value-type="string" office:string-value="J'ai aimé réaliser cette mission ?" calcext:value-type="string">
            <text:p>J'ai aimé réaliser cette mission ?</text:p>
          </table:table-cell>
          <table:table-cell table:style-name="ce4" table:formula="of:=['Réponses de formulaire'.N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4" table:formula="of:=['Réponses de formulaire'.O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4" table:formula="of:=['Réponses de formulaire'.P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4" table:formula="of:=['Réponses de formulaire'.Q1]" office:value-type="string" office:string-value="J'ai des remarques à transmettre." calcext:value-type="string">
            <text:p>J'ai des remarques à transmettre.</text:p>
          </table:table-cell>
          <table:table-cell table:style-name="ce4" table:formula="of:=['Réponses de formulaire'.R1]" office:value-type="string" office:string-value="J'ai aimé réaliser cette mission ?" calcext:value-type="string">
            <text:p>J'ai aimé réaliser cette mission ?</text:p>
          </table:table-cell>
          <table:table-cell table:style-name="ce4" table:formula="of:=['Réponses de formulaire'.S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4" table:formula="of:=['Réponses de formulaire'.T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4" table:formula="of:=['Réponses de formulaire'.U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4" table:formula="of:=['Réponses de formulaire'.V1]" office:value-type="string" office:string-value="J'ai des remarques à transmettre." calcext:value-type="string">
            <text:p>J'ai des remarques à transmettre.</text:p>
          </table:table-cell>
          <table:table-cell table:style-name="ce4" table:formula="of:=['Réponses de formulaire'.W1]" office:value-type="string" office:string-value="J'ai aimé réaliser cette mission ?" calcext:value-type="string">
            <text:p>J'ai aimé réaliser cette mission ?</text:p>
          </table:table-cell>
          <table:table-cell table:style-name="ce4" table:formula="of:=['Réponses de formulaire'.X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4" table:formula="of:=['Réponses de formulaire'.Y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4" table:formula="of:=['Réponses de formulaire'.Z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4" table:formula="of:=['Réponses de formulaire'.AA1]" office:value-type="string" office:string-value="J'ai des remarques à transmettre." calcext:value-type="string">
            <text:p>J'ai des remarques à transmettre.</text:p>
          </table:table-cell>
          <table:table-cell table:style-name="ce4" table:formula="of:=['Réponses de formulaire'.AB1]" office:value-type="string" office:string-value="J'ai aimé réaliser cette mission ?" calcext:value-type="string">
            <text:p>J'ai aimé réaliser cette mission ?</text:p>
          </table:table-cell>
          <table:table-cell table:style-name="ce4" table:formula="of:=['Réponses de formulaire'.AC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4" table:formula="of:=['Réponses de formulaire'.AD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4" table:formula="of:=['Réponses de formulaire'.AE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4" table:formula="of:=['Réponses de formulaire'.AF1]" office:value-type="string" office:string-value="J'ai des remarques à transmettre." calcext:value-type="string">
            <text:p>J'ai des remarques à transmettre.</text:p>
          </table:table-cell>
          <table:table-cell table:style-name="ce4" table:formula="of:=['Réponses de formulaire'.AG1]" office:value-type="string" office:string-value="J'ai aimé réaliser cette mission ?" calcext:value-type="string">
            <text:p>J'ai aimé réaliser cette mission ?</text:p>
          </table:table-cell>
          <table:table-cell table:style-name="ce4" table:formula="of:=['Réponses de formulaire'.AH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4" table:formula="of:=['Réponses de formulaire'.AI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4" table:formula="of:=['Réponses de formulaire'.AJ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4" table:formula="of:=['Réponses de formulaire'.AK1]" office:value-type="string" office:string-value="J'ai des remarques à transmettre." calcext:value-type="string">
            <text:p>J'ai des remarques à transmettre.</text:p>
          </table:table-cell>
          <table:table-cell table:style-name="ce4" table:formula="of:=['Réponses de formulaire'.AL1]" office:value-type="string" office:string-value="J'ai encore des choses à vous dire." calcext:value-type="string">
            <text:p>J'ai encore des choses à vous dire.</text:p>
          </table:table-cell>
          <table:table-cell table:style-name="ce4" table:formula="of:=['Réponses de formulaire'.AM1]" office:value-type="float" office:value="0" calcext:value-type="float">
            <text:p>0</text:p>
          </table:table-cell>
          <table:table-cell table:style-name="ce4" table:formula="of:=['Réponses de formulaire'.AN1]" office:value-type="float" office:value="0" calcext:value-type="float">
            <text:p>0</text:p>
          </table:table-cell>
          <table:table-cell table:number-columns-repeated="217"/>
        </table:table-row>
        <table:table-row table:style-name="ro5">
          <table:table-cell table:style-name="ce5" office:value-type="string" calcext:value-type="string" table:number-columns-spanned="1" table:number-rows-spanned="5">
            <text:p>nomb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lutôt difficilement</text:p>
          </table:table-cell>
          <table:table-cell table:formula="of:=COUNTIF(['Réponses de formulaire'.D$3:.D$38];[.$B3])" office:value-type="float" office:value="0" calcext:value-type="float">
            <text:p>0</text:p>
          </table:table-cell>
          <table:table-cell office:value-type="string" calcext:value-type="string">
            <text:p>Non, pas plus qu'avant</text:p>
          </table:table-cell>
          <table:table-cell table:style-name="ce5" table:formula="of:=COUNTIF(['Réponses de formulaire'.E$3:.E$38];[.$B3])" office:value-type="float" office:value="12" calcext:value-type="float">
            <text:p>12</text:p>
          </table:table-cell>
          <table:table-cell table:style-name="ce5" office:value-type="string" calcext:value-type="string">
            <text:p>Non, je n'en avais jamais entendu parlé avant</text:p>
          </table:table-cell>
          <table:table-cell table:style-name="ce5" table:formula="of:=COUNTIF(['Réponses de formulaire'.F$3:.F$38];[.$B3])" office:value-type="float" office:value="18" calcext:value-type="float">
            <text:p>18</text:p>
          </table:table-cell>
          <table:table-cell table:style-name="ce5" table:formula="of:=COUNTIF(['Réponses de formulaire'.G$3:.G$38];[.$B3])" office:value-type="float" office:value="3" calcext:value-type="float">
            <text:p>3</text:p>
          </table:table-cell>
          <table:table-cell table:style-name="ce5" table:formula="of:=COUNTIF(['Réponses de formulaire'.H$3:.H$38];[.$B3])" office:value-type="float" office:value="0" calcext:value-type="float">
            <text:p>0</text:p>
          </table:table-cell>
          <table:table-cell table:style-name="ce5" table:formula="of:=COUNTIF(['Réponses de formulaire'.I$3:.I$38];[.$B3])" office:value-type="float" office:value="0" calcext:value-type="float">
            <text:p>0</text:p>
          </table:table-cell>
          <table:table-cell table:style-name="ce5" table:formula="of:=COUNTIF(['Réponses de formulaire'.J$3:.J$38];[.$B3])" office:value-type="float" office:value="0" calcext:value-type="float">
            <text:p>0</text:p>
          </table:table-cell>
          <table:table-cell table:style-name="ce5" table:formula="of:=COUNTIF(['Réponses de formulaire'.K$3:.K$38];[.$B3])" office:value-type="float" office:value="0" calcext:value-type="float">
            <text:p>0</text:p>
          </table:table-cell>
          <table:table-cell table:style-name="ce5" table:formula="of:=COUNTIF(['Réponses de formulaire'.L$3:.L$38];[.$B3])" office:value-type="float" office:value="0" calcext:value-type="float">
            <text:p>0</text:p>
          </table:table-cell>
          <table:table-cell table:style-name="ce5" office:value-type="string" calcext:value-type="string">
            <text:p>Je me suis embêté</text:p>
          </table:table-cell>
          <table:table-cell table:style-name="ce5" table:formula="of:=COUNTIF(['Réponses de formulaire'.M$3:.M$38];[.$B3])" office:value-type="float" office:value="0" calcext:value-type="float">
            <text:p>0</text:p>
          </table:table-cell>
          <table:table-cell table:style-name="ce5" table:formula="of:=COUNTIF(['Réponses de formulaire'.N$3:.N$38];[.$B3])" office:value-type="float" office:value="3" calcext:value-type="float">
            <text:p>3</text:p>
          </table:table-cell>
          <table:table-cell table:style-name="ce5" table:formula="of:=COUNTIF(['Réponses de formulaire'.O$3:.O$38];[.$B3])" office:value-type="float" office:value="5" calcext:value-type="float">
            <text:p>5</text:p>
          </table:table-cell>
          <table:table-cell table:style-name="ce5" table:formula="of:=COUNTIF(['Réponses de formulaire'.P$3:.P$38];[.$B3])" office:value-type="float" office:value="1" calcext:value-type="float">
            <text:p>1</text:p>
          </table:table-cell>
          <table:table-cell table:style-name="ce5" table:formula="of:=COUNTIF(['Réponses de formulaire'.Q$3:.Q$38];[.$B3])" office:value-type="float" office:value="0" calcext:value-type="float">
            <text:p>0</text:p>
          </table:table-cell>
          <table:table-cell table:style-name="ce5" table:formula="of:=COUNTIF(['Réponses de formulaire'.R$3:.R$38];[.$B3])" office:value-type="float" office:value="3" calcext:value-type="float">
            <text:p>3</text:p>
          </table:table-cell>
          <table:table-cell table:style-name="ce5" table:formula="of:=COUNTIF(['Réponses de formulaire'.S$3:.S$38];[.$B3])" office:value-type="float" office:value="4" calcext:value-type="float">
            <text:p>4</text:p>
          </table:table-cell>
          <table:table-cell table:style-name="ce5" table:formula="of:=COUNTIF(['Réponses de formulaire'.T$3:.T$38];[.$B3])" office:value-type="float" office:value="6" calcext:value-type="float">
            <text:p>6</text:p>
          </table:table-cell>
          <table:table-cell table:style-name="ce5" table:formula="of:=COUNTIF(['Réponses de formulaire'.U$3:.U$38];[.$B3])" office:value-type="float" office:value="4" calcext:value-type="float">
            <text:p>4</text:p>
          </table:table-cell>
          <table:table-cell table:style-name="ce5" table:formula="of:=COUNTIF(['Réponses de formulaire'.V$3:.V$38];[.$B3])" office:value-type="float" office:value="0" calcext:value-type="float">
            <text:p>0</text:p>
          </table:table-cell>
          <table:table-cell table:style-name="ce5" table:formula="of:=COUNTIF(['Réponses de formulaire'.W$3:.W$38];[.$B3])" office:value-type="float" office:value="1" calcext:value-type="float">
            <text:p>1</text:p>
          </table:table-cell>
          <table:table-cell table:style-name="ce5" table:formula="of:=COUNTIF(['Réponses de formulaire'.X$3:.X$38];[.$B3])" office:value-type="float" office:value="1" calcext:value-type="float">
            <text:p>1</text:p>
          </table:table-cell>
          <table:table-cell table:style-name="ce5" table:formula="of:=COUNTIF(['Réponses de formulaire'.Y$3:.Y$38];[.$B3])" office:value-type="float" office:value="1" calcext:value-type="float">
            <text:p>1</text:p>
          </table:table-cell>
          <table:table-cell table:style-name="ce5" table:formula="of:=COUNTIF(['Réponses de formulaire'.Z$3:.Z$38];[.$B3])" office:value-type="float" office:value="1" calcext:value-type="float">
            <text:p>1</text:p>
          </table:table-cell>
          <table:table-cell table:style-name="ce5" table:formula="of:=COUNTIF(['Réponses de formulaire'.AA$3:.AA$38];[.$B3])" office:value-type="float" office:value="0" calcext:value-type="float">
            <text:p>0</text:p>
          </table:table-cell>
          <table:table-cell table:style-name="ce5" table:formula="of:=COUNTIF(['Réponses de formulaire'.AB$3:.AB$38];[.$B3])" office:value-type="float" office:value="4" calcext:value-type="float">
            <text:p>4</text:p>
          </table:table-cell>
          <table:table-cell table:style-name="ce5" table:formula="of:=COUNTIF(['Réponses de formulaire'.AC$3:.AC$38];[.$B3])" office:value-type="float" office:value="3" calcext:value-type="float">
            <text:p>3</text:p>
          </table:table-cell>
          <table:table-cell table:style-name="ce5" table:formula="of:=COUNTIF(['Réponses de formulaire'.AD$3:.AD$38];[.$B3])" office:value-type="float" office:value="3" calcext:value-type="float">
            <text:p>3</text:p>
          </table:table-cell>
          <table:table-cell table:style-name="ce5" table:formula="of:=COUNTIF(['Réponses de formulaire'.AE$3:.AE$38];[.$B3])" office:value-type="float" office:value="4" calcext:value-type="float">
            <text:p>4</text:p>
          </table:table-cell>
          <table:table-cell table:style-name="ce5" table:formula="of:=COUNTIF(['Réponses de formulaire'.AF$3:.AF$38];[.$B3])" office:value-type="float" office:value="0" calcext:value-type="float">
            <text:p>0</text:p>
          </table:table-cell>
          <table:table-cell table:style-name="ce5" table:formula="of:=COUNTIF(['Réponses de formulaire'.AG$3:.AG$38];[.$B3])" office:value-type="float" office:value="7" calcext:value-type="float">
            <text:p>7</text:p>
          </table:table-cell>
          <table:table-cell table:style-name="ce5" table:formula="of:=COUNTIF(['Réponses de formulaire'.AH$3:.AH$38];[.$B3])" office:value-type="float" office:value="5" calcext:value-type="float">
            <text:p>5</text:p>
          </table:table-cell>
          <table:table-cell table:style-name="ce5" table:formula="of:=COUNTIF(['Réponses de formulaire'.AI$3:.AI$38];[.$B3])" office:value-type="float" office:value="5" calcext:value-type="float">
            <text:p>5</text:p>
          </table:table-cell>
          <table:table-cell table:style-name="ce5" table:formula="of:=COUNTIF(['Réponses de formulaire'.AJ$3:.AJ$38];[.$B3])" office:value-type="float" office:value="5" calcext:value-type="float">
            <text:p>5</text:p>
          </table:table-cell>
          <table:table-cell table:style-name="ce5" table:formula="of:=COUNTIF(['Réponses de formulaire'.AK$3:.AK$38];[.$B3])" office:value-type="float" office:value="0" calcext:value-type="float">
            <text:p>0</text:p>
          </table:table-cell>
          <table:table-cell table:style-name="ce5" table:formula="of:=COUNTIF(['Réponses de formulaire'.AL$3:.AL$38];[.$B3])" office:value-type="float" office:value="0" calcext:value-type="float">
            <text:p>0</text:p>
          </table:table-cell>
          <table:table-cell table:style-name="ce5" table:formula="of:=COUNTIF(['Réponses de formulaire'.AM$3:.AM$38];[.$B3])" office:value-type="float" office:value="0" calcext:value-type="float">
            <text:p>0</text:p>
          </table:table-cell>
          <table:table-cell table:style-name="ce5" table:formula="of:=COUNTIF(['Réponses de formulaire'.AN$3:.AN$38];[.$B3])" office:value-type="float" office:value="0" calcext:value-type="float">
            <text:p>0</text:p>
          </table:table-cell>
          <table:table-cell table:number-columns-repeated="217"/>
        </table:table-row>
        <table:table-row table:style-name="ro10">
          <table:covered-table-cell/>
          <table:table-cell table:style-name="ce5" office:value-type="float" office:value="2" calcext:value-type="float">
            <text:p>2</text:p>
          </table:table-cell>
          <table:table-cell table:style-name="ce5"/>
          <table:table-cell table:formula="of:=COUNTIF(['Réponses de formulaire'.D$3:.D$38];[.$B4])" office:value-type="float" office:value="9" calcext:value-type="float">
            <text:p>9</text:p>
          </table:table-cell>
          <table:table-cell/>
          <table:table-cell table:style-name="ce5" table:formula="of:=COUNTIF(['Réponses de formulaire'.E$3:.E$38];[.$B4])" office:value-type="float" office:value="7" calcext:value-type="float">
            <text:p>7</text:p>
          </table:table-cell>
          <table:table-cell table:style-name="ce5"/>
          <table:table-cell table:style-name="ce5" table:formula="of:=COUNTIF(['Réponses de formulaire'.F$3:.F$38];[.$B4])" office:value-type="float" office:value="7" calcext:value-type="float">
            <text:p>7</text:p>
          </table:table-cell>
          <table:table-cell table:style-name="ce5" table:formula="of:=COUNTIF(['Réponses de formulaire'.G$3:.G$38];[.$B4])" office:value-type="float" office:value="1" calcext:value-type="float">
            <text:p>1</text:p>
          </table:table-cell>
          <table:table-cell table:style-name="ce5" table:formula="of:=COUNTIF(['Réponses de formulaire'.H$3:.H$38];[.$B4])" office:value-type="float" office:value="0" calcext:value-type="float">
            <text:p>0</text:p>
          </table:table-cell>
          <table:table-cell table:style-name="ce5" table:formula="of:=COUNTIF(['Réponses de formulaire'.I$3:.I$38];[.$B4])" office:value-type="float" office:value="0" calcext:value-type="float">
            <text:p>0</text:p>
          </table:table-cell>
          <table:table-cell table:style-name="ce5" table:formula="of:=COUNTIF(['Réponses de formulaire'.J$3:.J$38];[.$B4])" office:value-type="float" office:value="0" calcext:value-type="float">
            <text:p>0</text:p>
          </table:table-cell>
          <table:table-cell table:style-name="ce5" table:formula="of:=COUNTIF(['Réponses de formulaire'.K$3:.K$38];[.$B4])" office:value-type="float" office:value="0" calcext:value-type="float">
            <text:p>0</text:p>
          </table:table-cell>
          <table:table-cell table:style-name="ce5" table:formula="of:=COUNTIF(['Réponses de formulaire'.L$3:.L$38];[.$B4])" office:value-type="float" office:value="0" calcext:value-type="float">
            <text:p>0</text:p>
          </table:table-cell>
          <table:table-cell table:style-name="ce5"/>
          <table:table-cell table:style-name="ce5" table:formula="of:=COUNTIF(['Réponses de formulaire'.M$3:.M$38];[.$B4])" office:value-type="float" office:value="4" calcext:value-type="float">
            <text:p>4</text:p>
          </table:table-cell>
          <table:table-cell table:style-name="ce5" table:formula="of:=COUNTIF(['Réponses de formulaire'.N$3:.N$38];[.$B4])" office:value-type="float" office:value="5" calcext:value-type="float">
            <text:p>5</text:p>
          </table:table-cell>
          <table:table-cell table:style-name="ce5" table:formula="of:=COUNTIF(['Réponses de formulaire'.O$3:.O$38];[.$B4])" office:value-type="float" office:value="3" calcext:value-type="float">
            <text:p>3</text:p>
          </table:table-cell>
          <table:table-cell table:style-name="ce5" table:formula="of:=COUNTIF(['Réponses de formulaire'.P$3:.P$38];[.$B4])" office:value-type="float" office:value="2" calcext:value-type="float">
            <text:p>2</text:p>
          </table:table-cell>
          <table:table-cell table:style-name="ce5" table:formula="of:=COUNTIF(['Réponses de formulaire'.Q$3:.Q$38];[.$B4])" office:value-type="float" office:value="0" calcext:value-type="float">
            <text:p>0</text:p>
          </table:table-cell>
          <table:table-cell table:style-name="ce5" table:formula="of:=COUNTIF(['Réponses de formulaire'.R$3:.R$38];[.$B4])" office:value-type="float" office:value="6" calcext:value-type="float">
            <text:p>6</text:p>
          </table:table-cell>
          <table:table-cell table:style-name="ce5" table:formula="of:=COUNTIF(['Réponses de formulaire'.S$3:.S$38];[.$B4])" office:value-type="float" office:value="6" calcext:value-type="float">
            <text:p>6</text:p>
          </table:table-cell>
          <table:table-cell table:style-name="ce5" table:formula="of:=COUNTIF(['Réponses de formulaire'.T$3:.T$38];[.$B4])" office:value-type="float" office:value="6" calcext:value-type="float">
            <text:p>6</text:p>
          </table:table-cell>
          <table:table-cell table:style-name="ce5" table:formula="of:=COUNTIF(['Réponses de formulaire'.U$3:.U$38];[.$B4])" office:value-type="float" office:value="4" calcext:value-type="float">
            <text:p>4</text:p>
          </table:table-cell>
          <table:table-cell table:style-name="ce5" table:formula="of:=COUNTIF(['Réponses de formulaire'.V$3:.V$38];[.$B4])" office:value-type="float" office:value="0" calcext:value-type="float">
            <text:p>0</text:p>
          </table:table-cell>
          <table:table-cell table:style-name="ce5" table:formula="of:=COUNTIF(['Réponses de formulaire'.W$3:.W$38];[.$B4])" office:value-type="float" office:value="0" calcext:value-type="float">
            <text:p>0</text:p>
          </table:table-cell>
          <table:table-cell table:style-name="ce5" table:formula="of:=COUNTIF(['Réponses de formulaire'.X$3:.X$38];[.$B4])" office:value-type="float" office:value="0" calcext:value-type="float">
            <text:p>0</text:p>
          </table:table-cell>
          <table:table-cell table:style-name="ce5" table:formula="of:=COUNTIF(['Réponses de formulaire'.Y$3:.Y$38];[.$B4])" office:value-type="float" office:value="0" calcext:value-type="float">
            <text:p>0</text:p>
          </table:table-cell>
          <table:table-cell table:style-name="ce5" table:formula="of:=COUNTIF(['Réponses de formulaire'.Z$3:.Z$38];[.$B4])" office:value-type="float" office:value="0" calcext:value-type="float">
            <text:p>0</text:p>
          </table:table-cell>
          <table:table-cell table:style-name="ce5" table:formula="of:=COUNTIF(['Réponses de formulaire'.AA$3:.AA$38];[.$B4])" office:value-type="float" office:value="0" calcext:value-type="float">
            <text:p>0</text:p>
          </table:table-cell>
          <table:table-cell table:style-name="ce5" table:formula="of:=COUNTIF(['Réponses de formulaire'.AB$3:.AB$38];[.$B4])" office:value-type="float" office:value="6" calcext:value-type="float">
            <text:p>6</text:p>
          </table:table-cell>
          <table:table-cell table:style-name="ce5" table:formula="of:=COUNTIF(['Réponses de formulaire'.AC$3:.AC$38];[.$B4])" office:value-type="float" office:value="7" calcext:value-type="float">
            <text:p>7</text:p>
          </table:table-cell>
          <table:table-cell table:style-name="ce5" table:formula="of:=COUNTIF(['Réponses de formulaire'.AD$3:.AD$38];[.$B4])" office:value-type="float" office:value="7" calcext:value-type="float">
            <text:p>7</text:p>
          </table:table-cell>
          <table:table-cell table:style-name="ce5" table:formula="of:=COUNTIF(['Réponses de formulaire'.AE$3:.AE$38];[.$B4])" office:value-type="float" office:value="2" calcext:value-type="float">
            <text:p>2</text:p>
          </table:table-cell>
          <table:table-cell table:style-name="ce5" table:formula="of:=COUNTIF(['Réponses de formulaire'.AF$3:.AF$38];[.$B4])" office:value-type="float" office:value="0" calcext:value-type="float">
            <text:p>0</text:p>
          </table:table-cell>
          <table:table-cell table:style-name="ce5" table:formula="of:=COUNTIF(['Réponses de formulaire'.AG$3:.AG$38];[.$B4])" office:value-type="float" office:value="1" calcext:value-type="float">
            <text:p>1</text:p>
          </table:table-cell>
          <table:table-cell table:style-name="ce5" table:formula="of:=COUNTIF(['Réponses de formulaire'.AH$3:.AH$38];[.$B4])" office:value-type="float" office:value="5" calcext:value-type="float">
            <text:p>5</text:p>
          </table:table-cell>
          <table:table-cell table:style-name="ce5" table:formula="of:=COUNTIF(['Réponses de formulaire'.AI$3:.AI$38];[.$B4])" office:value-type="float" office:value="1" calcext:value-type="float">
            <text:p>1</text:p>
          </table:table-cell>
          <table:table-cell table:style-name="ce5" table:formula="of:=COUNTIF(['Réponses de formulaire'.AJ$3:.AJ$38];[.$B4])" office:value-type="float" office:value="3" calcext:value-type="float">
            <text:p>3</text:p>
          </table:table-cell>
          <table:table-cell table:style-name="ce5" table:formula="of:=COUNTIF(['Réponses de formulaire'.AK$3:.AK$38];[.$B4])" office:value-type="float" office:value="0" calcext:value-type="float">
            <text:p>0</text:p>
          </table:table-cell>
          <table:table-cell table:style-name="ce5" table:formula="of:=COUNTIF(['Réponses de formulaire'.AL$3:.AL$38];[.$B4])" office:value-type="float" office:value="0" calcext:value-type="float">
            <text:p>0</text:p>
          </table:table-cell>
          <table:table-cell table:style-name="ce5" table:formula="of:=COUNTIF(['Réponses de formulaire'.AM$3:.AM$38];[.$B4])" office:value-type="float" office:value="0" calcext:value-type="float">
            <text:p>0</text:p>
          </table:table-cell>
          <table:table-cell table:style-name="ce5" table:formula="of:=COUNTIF(['Réponses de formulaire'.AN$3:.AN$38];[.$B4])" office:value-type="float" office:value="0" calcext:value-type="float">
            <text:p>0</text:p>
          </table:table-cell>
          <table:table-cell table:number-columns-repeated="217"/>
        </table:table-row>
        <table:table-row table:style-name="ro10">
          <table:covered-table-cell/>
          <table:table-cell table:style-name="ce5" office:value-type="float" office:value="3" calcext:value-type="float">
            <text:p>3</text:p>
          </table:table-cell>
          <table:table-cell table:style-name="ce5"/>
          <table:table-cell table:formula="of:=COUNTIF(['Réponses de formulaire'.D$3:.D$38];[.$B5])" office:value-type="float" office:value="7" calcext:value-type="float">
            <text:p>7</text:p>
          </table:table-cell>
          <table:table-cell/>
          <table:table-cell table:style-name="ce5" table:formula="of:=COUNTIF(['Réponses de formulaire'.E$3:.E$38];[.$B5])" office:value-type="float" office:value="8" calcext:value-type="float">
            <text:p>8</text:p>
          </table:table-cell>
          <table:table-cell table:style-name="ce5"/>
          <table:table-cell table:style-name="ce5" table:formula="of:=COUNTIF(['Réponses de formulaire'.F$3:.F$38];[.$B5])" office:value-type="float" office:value="5" calcext:value-type="float">
            <text:p>5</text:p>
          </table:table-cell>
          <table:table-cell table:style-name="ce5" table:formula="of:=COUNTIF(['Réponses de formulaire'.G$3:.G$38];[.$B5])" office:value-type="float" office:value="13" calcext:value-type="float">
            <text:p>13</text:p>
          </table:table-cell>
          <table:table-cell table:style-name="ce5" table:formula="of:=COUNTIF(['Réponses de formulaire'.H$3:.H$38];[.$B5])" office:value-type="float" office:value="0" calcext:value-type="float">
            <text:p>0</text:p>
          </table:table-cell>
          <table:table-cell table:style-name="ce5" table:formula="of:=COUNTIF(['Réponses de formulaire'.I$3:.I$38];[.$B5])" office:value-type="float" office:value="0" calcext:value-type="float">
            <text:p>0</text:p>
          </table:table-cell>
          <table:table-cell table:style-name="ce5" table:formula="of:=COUNTIF(['Réponses de formulaire'.J$3:.J$38];[.$B5])" office:value-type="float" office:value="0" calcext:value-type="float">
            <text:p>0</text:p>
          </table:table-cell>
          <table:table-cell table:style-name="ce5" table:formula="of:=COUNTIF(['Réponses de formulaire'.K$3:.K$38];[.$B5])" office:value-type="float" office:value="0" calcext:value-type="float">
            <text:p>0</text:p>
          </table:table-cell>
          <table:table-cell table:style-name="ce5" table:formula="of:=COUNTIF(['Réponses de formulaire'.L$3:.L$38];[.$B5])" office:value-type="float" office:value="0" calcext:value-type="float">
            <text:p>0</text:p>
          </table:table-cell>
          <table:table-cell table:style-name="ce5"/>
          <table:table-cell table:style-name="ce5" table:formula="of:=COUNTIF(['Réponses de formulaire'.M$3:.M$38];[.$B5])" office:value-type="float" office:value="9" calcext:value-type="float">
            <text:p>9</text:p>
          </table:table-cell>
          <table:table-cell table:style-name="ce5" table:formula="of:=COUNTIF(['Réponses de formulaire'.N$3:.N$38];[.$B5])" office:value-type="float" office:value="12" calcext:value-type="float">
            <text:p>12</text:p>
          </table:table-cell>
          <table:table-cell table:style-name="ce5" table:formula="of:=COUNTIF(['Réponses de formulaire'.O$3:.O$38];[.$B5])" office:value-type="float" office:value="11" calcext:value-type="float">
            <text:p>11</text:p>
          </table:table-cell>
          <table:table-cell table:style-name="ce5" table:formula="of:=COUNTIF(['Réponses de formulaire'.P$3:.P$38];[.$B5])" office:value-type="float" office:value="16" calcext:value-type="float">
            <text:p>16</text:p>
          </table:table-cell>
          <table:table-cell table:style-name="ce5" table:formula="of:=COUNTIF(['Réponses de formulaire'.Q$3:.Q$38];[.$B5])" office:value-type="float" office:value="0" calcext:value-type="float">
            <text:p>0</text:p>
          </table:table-cell>
          <table:table-cell table:style-name="ce5" table:formula="of:=COUNTIF(['Réponses de formulaire'.R$3:.R$38];[.$B5])" office:value-type="float" office:value="7" calcext:value-type="float">
            <text:p>7</text:p>
          </table:table-cell>
          <table:table-cell table:style-name="ce5" table:formula="of:=COUNTIF(['Réponses de formulaire'.S$3:.S$38];[.$B5])" office:value-type="float" office:value="10" calcext:value-type="float">
            <text:p>10</text:p>
          </table:table-cell>
          <table:table-cell table:style-name="ce5" table:formula="of:=COUNTIF(['Réponses de formulaire'.T$3:.T$38];[.$B5])" office:value-type="float" office:value="6" calcext:value-type="float">
            <text:p>6</text:p>
          </table:table-cell>
          <table:table-cell table:style-name="ce5" table:formula="of:=COUNTIF(['Réponses de formulaire'.U$3:.U$38];[.$B5])" office:value-type="float" office:value="13" calcext:value-type="float">
            <text:p>13</text:p>
          </table:table-cell>
          <table:table-cell table:style-name="ce5" table:formula="of:=COUNTIF(['Réponses de formulaire'.V$3:.V$38];[.$B5])" office:value-type="float" office:value="0" calcext:value-type="float">
            <text:p>0</text:p>
          </table:table-cell>
          <table:table-cell table:style-name="ce5" table:formula="of:=COUNTIF(['Réponses de formulaire'.W$3:.W$38];[.$B5])" office:value-type="float" office:value="1" calcext:value-type="float">
            <text:p>1</text:p>
          </table:table-cell>
          <table:table-cell table:style-name="ce5" table:formula="of:=COUNTIF(['Réponses de formulaire'.X$3:.X$38];[.$B5])" office:value-type="float" office:value="1" calcext:value-type="float">
            <text:p>1</text:p>
          </table:table-cell>
          <table:table-cell table:style-name="ce5" table:formula="of:=COUNTIF(['Réponses de formulaire'.Y$3:.Y$38];[.$B5])" office:value-type="float" office:value="1" calcext:value-type="float">
            <text:p>1</text:p>
          </table:table-cell>
          <table:table-cell table:style-name="ce5" table:formula="of:=COUNTIF(['Réponses de formulaire'.Z$3:.Z$38];[.$B5])" office:value-type="float" office:value="1" calcext:value-type="float">
            <text:p>1</text:p>
          </table:table-cell>
          <table:table-cell table:style-name="ce5" table:formula="of:=COUNTIF(['Réponses de formulaire'.AA$3:.AA$38];[.$B5])" office:value-type="float" office:value="0" calcext:value-type="float">
            <text:p>0</text:p>
          </table:table-cell>
          <table:table-cell table:style-name="ce5" table:formula="of:=COUNTIF(['Réponses de formulaire'.AB$3:.AB$38];[.$B5])" office:value-type="float" office:value="5" calcext:value-type="float">
            <text:p>5</text:p>
          </table:table-cell>
          <table:table-cell table:style-name="ce5" table:formula="of:=COUNTIF(['Réponses de formulaire'.AC$3:.AC$38];[.$B5])" office:value-type="float" office:value="8" calcext:value-type="float">
            <text:p>8</text:p>
          </table:table-cell>
          <table:table-cell table:style-name="ce5" table:formula="of:=COUNTIF(['Réponses de formulaire'.AD$3:.AD$38];[.$B5])" office:value-type="float" office:value="8" calcext:value-type="float">
            <text:p>8</text:p>
          </table:table-cell>
          <table:table-cell table:style-name="ce5" table:formula="of:=COUNTIF(['Réponses de formulaire'.AE$3:.AE$38];[.$B5])" office:value-type="float" office:value="9" calcext:value-type="float">
            <text:p>9</text:p>
          </table:table-cell>
          <table:table-cell table:style-name="ce5" table:formula="of:=COUNTIF(['Réponses de formulaire'.AF$3:.AF$38];[.$B5])" office:value-type="float" office:value="0" calcext:value-type="float">
            <text:p>0</text:p>
          </table:table-cell>
          <table:table-cell table:style-name="ce5" table:formula="of:=COUNTIF(['Réponses de formulaire'.AG$3:.AG$38];[.$B5])" office:value-type="float" office:value="7" calcext:value-type="float">
            <text:p>7</text:p>
          </table:table-cell>
          <table:table-cell table:style-name="ce5" table:formula="of:=COUNTIF(['Réponses de formulaire'.AH$3:.AH$38];[.$B5])" office:value-type="float" office:value="5" calcext:value-type="float">
            <text:p>5</text:p>
          </table:table-cell>
          <table:table-cell table:style-name="ce5" table:formula="of:=COUNTIF(['Réponses de formulaire'.AI$3:.AI$38];[.$B5])" office:value-type="float" office:value="10" calcext:value-type="float">
            <text:p>10</text:p>
          </table:table-cell>
          <table:table-cell table:style-name="ce5" table:formula="of:=COUNTIF(['Réponses de formulaire'.AJ$3:.AJ$38];[.$B5])" office:value-type="float" office:value="6" calcext:value-type="float">
            <text:p>6</text:p>
          </table:table-cell>
          <table:table-cell table:style-name="ce5" table:formula="of:=COUNTIF(['Réponses de formulaire'.AK$3:.AK$38];[.$B5])" office:value-type="float" office:value="0" calcext:value-type="float">
            <text:p>0</text:p>
          </table:table-cell>
          <table:table-cell table:style-name="ce5" table:formula="of:=COUNTIF(['Réponses de formulaire'.AL$3:.AL$38];[.$B5])" office:value-type="float" office:value="0" calcext:value-type="float">
            <text:p>0</text:p>
          </table:table-cell>
          <table:table-cell table:style-name="ce5" table:formula="of:=COUNTIF(['Réponses de formulaire'.AM$3:.AM$38];[.$B5])" office:value-type="float" office:value="0" calcext:value-type="float">
            <text:p>0</text:p>
          </table:table-cell>
          <table:table-cell table:style-name="ce5" table:formula="of:=COUNTIF(['Réponses de formulaire'.AN$3:.AN$38];[.$B5])" office:value-type="float" office:value="0" calcext:value-type="float">
            <text:p>0</text:p>
          </table:table-cell>
          <table:table-cell table:number-columns-repeated="217"/>
        </table:table-row>
        <table:table-row table:style-name="ro5">
          <table:covered-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lutôt facilement</text:p>
          </table:table-cell>
          <table:table-cell table:formula="of:=COUNTIF(['Réponses de formulaire'.D$3:.D$38];[.$B6])" office:value-type="float" office:value="19" calcext:value-type="float">
            <text:p>19</text:p>
          </table:table-cell>
          <table:table-cell office:value-type="string" calcext:value-type="string">
            <text:p>Oui, beaucoup mieux</text:p>
          </table:table-cell>
          <table:table-cell table:style-name="ce5" table:formula="of:=COUNTIF(['Réponses de formulaire'.E$3:.E$38];[.$B6])" office:value-type="float" office:value="8" calcext:value-type="float">
            <text:p>8</text:p>
          </table:table-cell>
          <table:table-cell table:style-name="ce5" office:value-type="string" calcext:value-type="string">
            <text:p>Oui et j'avais même déjà programmé</text:p>
          </table:table-cell>
          <table:table-cell table:style-name="ce5" table:formula="of:=COUNTIF(['Réponses de formulaire'.F$3:.F$38];[.$B6])" office:value-type="float" office:value="2" calcext:value-type="float">
            <text:p>2</text:p>
          </table:table-cell>
          <table:table-cell table:style-name="ce5" table:formula="of:=COUNTIF(['Réponses de formulaire'.G$3:.G$38];[.$B6])" office:value-type="float" office:value="17" calcext:value-type="float">
            <text:p>17</text:p>
          </table:table-cell>
          <table:table-cell table:style-name="ce5" table:formula="of:=COUNTIF(['Réponses de formulaire'.H$3:.H$38];[.$B6])" office:value-type="float" office:value="2" calcext:value-type="float">
            <text:p>2</text:p>
          </table:table-cell>
          <table:table-cell table:style-name="ce5" table:formula="of:=COUNTIF(['Réponses de formulaire'.I$3:.I$38];[.$B6])" office:value-type="float" office:value="2" calcext:value-type="float">
            <text:p>2</text:p>
          </table:table-cell>
          <table:table-cell table:style-name="ce5" table:formula="of:=COUNTIF(['Réponses de formulaire'.J$3:.J$38];[.$B6])" office:value-type="float" office:value="2" calcext:value-type="float">
            <text:p>2</text:p>
          </table:table-cell>
          <table:table-cell table:style-name="ce5" table:formula="of:=COUNTIF(['Réponses de formulaire'.K$3:.K$38];[.$B6])" office:value-type="float" office:value="2" calcext:value-type="float">
            <text:p>2</text:p>
          </table:table-cell>
          <table:table-cell table:style-name="ce5" table:formula="of:=COUNTIF(['Réponses de formulaire'.L$3:.L$38];[.$B6])" office:value-type="float" office:value="0" calcext:value-type="float">
            <text:p>0</text:p>
          </table:table-cell>
          <table:table-cell table:style-name="ce5" office:value-type="string" calcext:value-type="string">
            <text:p>Je me suis bien amusé</text:p>
          </table:table-cell>
          <table:table-cell table:style-name="ce5" table:formula="of:=COUNTIF(['Réponses de formulaire'.M$3:.M$38];[.$B6])" office:value-type="float" office:value="22" calcext:value-type="float">
            <text:p>22</text:p>
          </table:table-cell>
          <table:table-cell table:style-name="ce5" table:formula="of:=COUNTIF(['Réponses de formulaire'.N$3:.N$38];[.$B6])" office:value-type="float" office:value="15" calcext:value-type="float">
            <text:p>15</text:p>
          </table:table-cell>
          <table:table-cell table:style-name="ce5" table:formula="of:=COUNTIF(['Réponses de formulaire'.O$3:.O$38];[.$B6])" office:value-type="float" office:value="16" calcext:value-type="float">
            <text:p>16</text:p>
          </table:table-cell>
          <table:table-cell table:style-name="ce5" table:formula="of:=COUNTIF(['Réponses de formulaire'.P$3:.P$38];[.$B6])" office:value-type="float" office:value="16" calcext:value-type="float">
            <text:p>16</text:p>
          </table:table-cell>
          <table:table-cell table:style-name="ce5" table:formula="of:=COUNTIF(['Réponses de formulaire'.Q$3:.Q$38];[.$B6])" office:value-type="float" office:value="0" calcext:value-type="float">
            <text:p>0</text:p>
          </table:table-cell>
          <table:table-cell table:style-name="ce5" table:formula="of:=COUNTIF(['Réponses de formulaire'.R$3:.R$38];[.$B6])" office:value-type="float" office:value="15" calcext:value-type="float">
            <text:p>15</text:p>
          </table:table-cell>
          <table:table-cell table:style-name="ce5" table:formula="of:=COUNTIF(['Réponses de formulaire'.S$3:.S$38];[.$B6])" office:value-type="float" office:value="11" calcext:value-type="float">
            <text:p>11</text:p>
          </table:table-cell>
          <table:table-cell table:style-name="ce5" table:formula="of:=COUNTIF(['Réponses de formulaire'.T$3:.T$38];[.$B6])" office:value-type="float" office:value="13" calcext:value-type="float">
            <text:p>13</text:p>
          </table:table-cell>
          <table:table-cell table:style-name="ce5" table:formula="of:=COUNTIF(['Réponses de formulaire'.U$3:.U$38];[.$B6])" office:value-type="float" office:value="10" calcext:value-type="float">
            <text:p>10</text:p>
          </table:table-cell>
          <table:table-cell table:style-name="ce5" table:formula="of:=COUNTIF(['Réponses de formulaire'.V$3:.V$38];[.$B6])" office:value-type="float" office:value="0" calcext:value-type="float">
            <text:p>0</text:p>
          </table:table-cell>
          <table:table-cell table:style-name="ce5" table:formula="of:=COUNTIF(['Réponses de formulaire'.W$3:.W$38];[.$B6])" office:value-type="float" office:value="2" calcext:value-type="float">
            <text:p>2</text:p>
          </table:table-cell>
          <table:table-cell table:style-name="ce5" table:formula="of:=COUNTIF(['Réponses de formulaire'.X$3:.X$38];[.$B6])" office:value-type="float" office:value="2" calcext:value-type="float">
            <text:p>2</text:p>
          </table:table-cell>
          <table:table-cell table:style-name="ce5" table:formula="of:=COUNTIF(['Réponses de formulaire'.Y$3:.Y$38];[.$B6])" office:value-type="float" office:value="2" calcext:value-type="float">
            <text:p>2</text:p>
          </table:table-cell>
          <table:table-cell table:style-name="ce5" table:formula="of:=COUNTIF(['Réponses de formulaire'.Z$3:.Z$38];[.$B6])" office:value-type="float" office:value="2" calcext:value-type="float">
            <text:p>2</text:p>
          </table:table-cell>
          <table:table-cell table:style-name="ce5" table:formula="of:=COUNTIF(['Réponses de formulaire'.AA$3:.AA$38];[.$B6])" office:value-type="float" office:value="0" calcext:value-type="float">
            <text:p>0</text:p>
          </table:table-cell>
          <table:table-cell table:style-name="ce5" table:formula="of:=COUNTIF(['Réponses de formulaire'.AB$3:.AB$38];[.$B6])" office:value-type="float" office:value="10" calcext:value-type="float">
            <text:p>10</text:p>
          </table:table-cell>
          <table:table-cell table:style-name="ce5" table:formula="of:=COUNTIF(['Réponses de formulaire'.AC$3:.AC$38];[.$B6])" office:value-type="float" office:value="7" calcext:value-type="float">
            <text:p>7</text:p>
          </table:table-cell>
          <table:table-cell table:style-name="ce5" table:formula="of:=COUNTIF(['Réponses de formulaire'.AD$3:.AD$38];[.$B6])" office:value-type="float" office:value="6" calcext:value-type="float">
            <text:p>6</text:p>
          </table:table-cell>
          <table:table-cell table:style-name="ce5" table:formula="of:=COUNTIF(['Réponses de formulaire'.AE$3:.AE$38];[.$B6])" office:value-type="float" office:value="10" calcext:value-type="float">
            <text:p>10</text:p>
          </table:table-cell>
          <table:table-cell table:style-name="ce5" table:formula="of:=COUNTIF(['Réponses de formulaire'.AF$3:.AF$38];[.$B6])" office:value-type="float" office:value="0" calcext:value-type="float">
            <text:p>0</text:p>
          </table:table-cell>
          <table:table-cell table:style-name="ce5" table:formula="of:=COUNTIF(['Réponses de formulaire'.AG$3:.AG$38];[.$B6])" office:value-type="float" office:value="11" calcext:value-type="float">
            <text:p>11</text:p>
          </table:table-cell>
          <table:table-cell table:style-name="ce5" table:formula="of:=COUNTIF(['Réponses de formulaire'.AH$3:.AH$38];[.$B6])" office:value-type="float" office:value="11" calcext:value-type="float">
            <text:p>11</text:p>
          </table:table-cell>
          <table:table-cell table:style-name="ce5" table:formula="of:=COUNTIF(['Réponses de formulaire'.AI$3:.AI$38];[.$B6])" office:value-type="float" office:value="9" calcext:value-type="float">
            <text:p>9</text:p>
          </table:table-cell>
          <table:table-cell table:style-name="ce5" table:formula="of:=COUNTIF(['Réponses de formulaire'.AJ$3:.AJ$38];[.$B6])" office:value-type="float" office:value="11" calcext:value-type="float">
            <text:p>11</text:p>
          </table:table-cell>
          <table:table-cell table:style-name="ce5" table:formula="of:=COUNTIF(['Réponses de formulaire'.AK$3:.AK$38];[.$B6])" office:value-type="float" office:value="0" calcext:value-type="float">
            <text:p>0</text:p>
          </table:table-cell>
          <table:table-cell table:style-name="ce5" table:formula="of:=COUNTIF(['Réponses de formulaire'.AL$3:.AL$38];[.$B6])" office:value-type="float" office:value="0" calcext:value-type="float">
            <text:p>0</text:p>
          </table:table-cell>
          <table:table-cell table:style-name="ce5" table:formula="of:=COUNTIF(['Réponses de formulaire'.AM$3:.AM$38];[.$B6])" office:value-type="float" office:value="0" calcext:value-type="float">
            <text:p>0</text:p>
          </table:table-cell>
          <table:table-cell table:style-name="ce5" table:formula="of:=COUNTIF(['Réponses de formulaire'.AN$3:.AN$38];[.$B6])" office:value-type="float" office:value="0" calcext:value-type="float">
            <text:p>0</text:p>
          </table:table-cell>
          <table:table-cell table:number-columns-repeated="217"/>
        </table:table-row>
        <table:table-row table:style-name="ro10">
          <table:covered-table-cell/>
          <table:table-cell table:style-name="ce5" office:value-type="string" calcext:value-type="string">
            <text:p>total</text:p>
          </table:table-cell>
          <table:table-cell table:style-name="ce5"/>
          <table:table-cell table:formula="of:=COUNT(['Réponses de formulaire'.D$3:.D$38])" office:value-type="float" office:value="35" calcext:value-type="float">
            <text:p>35</text:p>
          </table:table-cell>
          <table:table-cell/>
          <table:table-cell table:style-name="ce5" table:formula="of:=COUNT(['Réponses de formulaire'.E$3:.E$38])" office:value-type="float" office:value="35" calcext:value-type="float">
            <text:p>35</text:p>
          </table:table-cell>
          <table:table-cell/>
          <table:table-cell table:style-name="ce5" table:formula="of:=COUNT(['Réponses de formulaire'.F$3:.F$38])" office:value-type="float" office:value="32" calcext:value-type="float">
            <text:p>32</text:p>
          </table:table-cell>
          <table:table-cell table:style-name="ce5" table:formula="of:=COUNT(['Réponses de formulaire'.G$3:.G$38])" office:value-type="float" office:value="34" calcext:value-type="float">
            <text:p>34</text:p>
          </table:table-cell>
          <table:table-cell table:style-name="ce5" table:formula="of:=COUNT(['Réponses de formulaire'.H$3:.H$38])" office:value-type="float" office:value="2" calcext:value-type="float">
            <text:p>2</text:p>
          </table:table-cell>
          <table:table-cell table:style-name="ce5" table:formula="of:=COUNT(['Réponses de formulaire'.I$3:.I$38])" office:value-type="float" office:value="2" calcext:value-type="float">
            <text:p>2</text:p>
          </table:table-cell>
          <table:table-cell table:style-name="ce5" table:formula="of:=COUNT(['Réponses de formulaire'.J$3:.J$38])" office:value-type="float" office:value="2" calcext:value-type="float">
            <text:p>2</text:p>
          </table:table-cell>
          <table:table-cell table:style-name="ce5" table:formula="of:=COUNT(['Réponses de formulaire'.K$3:.K$38])" office:value-type="float" office:value="2" calcext:value-type="float">
            <text:p>2</text:p>
          </table:table-cell>
          <table:table-cell table:style-name="ce5" table:formula="of:=COUNT(['Réponses de formulaire'.L$3:.L$38])" office:value-type="float" office:value="0" calcext:value-type="float">
            <text:p>0</text:p>
          </table:table-cell>
          <table:table-cell table:style-name="ce5"/>
          <table:table-cell table:style-name="ce5" table:formula="of:=COUNT(['Réponses de formulaire'.M$3:.M$38])" office:value-type="float" office:value="35" calcext:value-type="float">
            <text:p>35</text:p>
          </table:table-cell>
          <table:table-cell table:style-name="ce5" table:formula="of:=COUNT(['Réponses de formulaire'.N$3:.N$38])" office:value-type="float" office:value="35" calcext:value-type="float">
            <text:p>35</text:p>
          </table:table-cell>
          <table:table-cell table:style-name="ce5" table:formula="of:=COUNT(['Réponses de formulaire'.O$3:.O$38])" office:value-type="float" office:value="35" calcext:value-type="float">
            <text:p>35</text:p>
          </table:table-cell>
          <table:table-cell table:style-name="ce5" table:formula="of:=COUNT(['Réponses de formulaire'.P$3:.P$38])" office:value-type="float" office:value="35" calcext:value-type="float">
            <text:p>35</text:p>
          </table:table-cell>
          <table:table-cell table:style-name="ce5" table:formula="of:=COUNT(['Réponses de formulaire'.Q$3:.Q$38])" office:value-type="float" office:value="0" calcext:value-type="float">
            <text:p>0</text:p>
          </table:table-cell>
          <table:table-cell table:style-name="ce5" table:formula="of:=COUNT(['Réponses de formulaire'.R$3:.R$38])" office:value-type="float" office:value="31" calcext:value-type="float">
            <text:p>31</text:p>
          </table:table-cell>
          <table:table-cell table:style-name="ce5" table:formula="of:=COUNT(['Réponses de formulaire'.S$3:.S$38])" office:value-type="float" office:value="31" calcext:value-type="float">
            <text:p>31</text:p>
          </table:table-cell>
          <table:table-cell table:style-name="ce5" table:formula="of:=COUNT(['Réponses de formulaire'.T$3:.T$38])" office:value-type="float" office:value="31" calcext:value-type="float">
            <text:p>31</text:p>
          </table:table-cell>
          <table:table-cell table:style-name="ce5" table:formula="of:=COUNT(['Réponses de formulaire'.U$3:.U$38])" office:value-type="float" office:value="31" calcext:value-type="float">
            <text:p>31</text:p>
          </table:table-cell>
          <table:table-cell table:style-name="ce5" table:formula="of:=COUNT(['Réponses de formulaire'.V$3:.V$38])" office:value-type="float" office:value="0" calcext:value-type="float">
            <text:p>0</text:p>
          </table:table-cell>
          <table:table-cell table:style-name="ce5" table:formula="of:=COUNT(['Réponses de formulaire'.W$3:.W$38])" office:value-type="float" office:value="4" calcext:value-type="float">
            <text:p>4</text:p>
          </table:table-cell>
          <table:table-cell table:style-name="ce5" table:formula="of:=COUNT(['Réponses de formulaire'.X$3:.X$38])" office:value-type="float" office:value="4" calcext:value-type="float">
            <text:p>4</text:p>
          </table:table-cell>
          <table:table-cell table:style-name="ce5" table:formula="of:=COUNT(['Réponses de formulaire'.Y$3:.Y$38])" office:value-type="float" office:value="4" calcext:value-type="float">
            <text:p>4</text:p>
          </table:table-cell>
          <table:table-cell table:style-name="ce5" table:formula="of:=COUNT(['Réponses de formulaire'.Z$3:.Z$38])" office:value-type="float" office:value="4" calcext:value-type="float">
            <text:p>4</text:p>
          </table:table-cell>
          <table:table-cell table:style-name="ce5" table:formula="of:=COUNT(['Réponses de formulaire'.AA$3:.AA$38])" office:value-type="float" office:value="0" calcext:value-type="float">
            <text:p>0</text:p>
          </table:table-cell>
          <table:table-cell table:style-name="ce5" table:formula="of:=COUNT(['Réponses de formulaire'.AB$3:.AB$38])" office:value-type="float" office:value="25" calcext:value-type="float">
            <text:p>25</text:p>
          </table:table-cell>
          <table:table-cell table:style-name="ce5" table:formula="of:=COUNT(['Réponses de formulaire'.AC$3:.AC$38])" office:value-type="float" office:value="25" calcext:value-type="float">
            <text:p>25</text:p>
          </table:table-cell>
          <table:table-cell table:style-name="ce5" table:formula="of:=COUNT(['Réponses de formulaire'.AD$3:.AD$38])" office:value-type="float" office:value="24" calcext:value-type="float">
            <text:p>24</text:p>
          </table:table-cell>
          <table:table-cell table:style-name="ce5" table:formula="of:=COUNT(['Réponses de formulaire'.AE$3:.AE$38])" office:value-type="float" office:value="25" calcext:value-type="float">
            <text:p>25</text:p>
          </table:table-cell>
          <table:table-cell table:style-name="ce5" table:formula="of:=COUNT(['Réponses de formulaire'.AF$3:.AF$38])" office:value-type="float" office:value="0" calcext:value-type="float">
            <text:p>0</text:p>
          </table:table-cell>
          <table:table-cell table:style-name="ce5" table:formula="of:=COUNT(['Réponses de formulaire'.AG$3:.AG$38])" office:value-type="float" office:value="26" calcext:value-type="float">
            <text:p>26</text:p>
          </table:table-cell>
          <table:table-cell table:style-name="ce5" table:formula="of:=COUNT(['Réponses de formulaire'.AH$3:.AH$38])" office:value-type="float" office:value="26" calcext:value-type="float">
            <text:p>26</text:p>
          </table:table-cell>
          <table:table-cell table:style-name="ce5" table:formula="of:=COUNT(['Réponses de formulaire'.AI$3:.AI$38])" office:value-type="float" office:value="25" calcext:value-type="float">
            <text:p>25</text:p>
          </table:table-cell>
          <table:table-cell table:style-name="ce5" table:formula="of:=COUNT(['Réponses de formulaire'.AJ$3:.AJ$38])" office:value-type="float" office:value="25" calcext:value-type="float">
            <text:p>25</text:p>
          </table:table-cell>
          <table:table-cell table:style-name="ce5" table:formula="of:=COUNT(['Réponses de formulaire'.AK$3:.AK$38])" office:value-type="float" office:value="0" calcext:value-type="float">
            <text:p>0</text:p>
          </table:table-cell>
          <table:table-cell table:style-name="ce5" table:formula="of:=COUNT(['Réponses de formulaire'.AL$3:.AL$38])" office:value-type="float" office:value="0" calcext:value-type="float">
            <text:p>0</text:p>
          </table:table-cell>
          <table:table-cell table:style-name="ce5" table:formula="of:=COUNT(['Réponses de formulaire'.AM$3:.AM$38])" office:value-type="float" office:value="0" calcext:value-type="float">
            <text:p>0</text:p>
          </table:table-cell>
          <table:table-cell table:style-name="ce5" table:formula="of:=COUNT(['Réponses de formulaire'.AN$3:.AN$38])" office:value-type="float" office:value="0" calcext:value-type="float">
            <text:p>0</text:p>
          </table:table-cell>
          <table:table-cell table:number-columns-repeated="217"/>
        </table:table-row>
        <table:table-row table:style-name="ro10">
          <table:table-cell table:number-columns-repeated="5"/>
          <table:table-cell table:style-name="ce5" table:number-columns-repeated="38"/>
          <table:table-cell table:number-columns-repeated="217"/>
        </table:table-row>
        <table:table-row table:style-name="ro2">
          <table:table-cell/>
          <table:table-cell table:style-name="ce5" office:value-type="string" calcext:value-type="string">
            <text:p>plus de réponse</text:p>
          </table:table-cell>
          <table:table-cell table:style-name="ce5"/>
          <table:table-cell table:formula="of:=MODE(['Réponses de formulaire'.D$3:.D$38])" office:value-type="float" office:value="4" calcext:value-type="float">
            <text:p>4</text:p>
          </table:table-cell>
          <table:table-cell/>
          <table:table-cell table:style-name="ce5" table:formula="of:=MODE(['Réponses de formulaire'.E$3:.E$38])" office:value-type="float" office:value="1" calcext:value-type="float">
            <text:p>1</text:p>
          </table:table-cell>
          <table:table-cell table:style-name="ce5"/>
          <table:table-cell table:style-name="ce5" table:formula="of:=MODE(['Réponses de formulaire'.F$3:.F$38])" office:value-type="float" office:value="1" calcext:value-type="float">
            <text:p>1</text:p>
          </table:table-cell>
          <table:table-cell table:style-name="ce5" table:formula="of:=MODE(['Réponses de formulaire'.G$3:.G$38])" office:value-type="float" office:value="4" calcext:value-type="float">
            <text:p>4</text:p>
          </table:table-cell>
          <table:table-cell table:style-name="ce5" table:formula="of:=MODE(['Réponses de formulaire'.H$3:.H$38])" office:value-type="float" office:value="4" calcext:value-type="float">
            <text:p>4</text:p>
          </table:table-cell>
          <table:table-cell table:style-name="ce5" table:formula="of:=MODE(['Réponses de formulaire'.I$3:.I$38])" office:value-type="float" office:value="4" calcext:value-type="float">
            <text:p>4</text:p>
          </table:table-cell>
          <table:table-cell table:style-name="ce5" table:formula="of:=MODE(['Réponses de formulaire'.J$3:.J$38])" office:value-type="float" office:value="4" calcext:value-type="float">
            <text:p>4</text:p>
          </table:table-cell>
          <table:table-cell table:style-name="ce5" table:formula="of:=MODE(['Réponses de formulaire'.K$3:.K$38])" office:value-type="float" office:value="4" calcext:value-type="float">
            <text:p>4</text:p>
          </table:table-cell>
          <table:table-cell table:style-name="ce5" table:formula="of:=MODE(['Réponses de formulaire'.L$3:.L$38])" office:value-type="string" office:string-value="" calcext:value-type="error">
            <text:p>#VALEUR !</text:p>
          </table:table-cell>
          <table:table-cell table:style-name="ce5"/>
          <table:table-cell table:style-name="ce5" table:formula="of:=MODE(['Réponses de formulaire'.M$3:.M$38])" office:value-type="float" office:value="4" calcext:value-type="float">
            <text:p>4</text:p>
          </table:table-cell>
          <table:table-cell table:style-name="ce5" table:formula="of:=MODE(['Réponses de formulaire'.N$3:.N$38])" office:value-type="float" office:value="4" calcext:value-type="float">
            <text:p>4</text:p>
          </table:table-cell>
          <table:table-cell table:style-name="ce5" table:formula="of:=MODE(['Réponses de formulaire'.O$3:.O$38])" office:value-type="float" office:value="4" calcext:value-type="float">
            <text:p>4</text:p>
          </table:table-cell>
          <table:table-cell table:style-name="ce5" table:formula="of:=MODE(['Réponses de formulaire'.P$3:.P$38])" office:value-type="float" office:value="3" calcext:value-type="float">
            <text:p>3</text:p>
          </table:table-cell>
          <table:table-cell table:style-name="ce5" table:formula="of:=MODE(['Réponses de formulaire'.Q$3:.Q$38])" office:value-type="string" office:string-value="" calcext:value-type="error">
            <text:p>#VALEUR !</text:p>
          </table:table-cell>
          <table:table-cell table:style-name="ce5" table:formula="of:=MODE(['Réponses de formulaire'.R$3:.R$38])" office:value-type="float" office:value="4" calcext:value-type="float">
            <text:p>4</text:p>
          </table:table-cell>
          <table:table-cell table:style-name="ce5" table:formula="of:=MODE(['Réponses de formulaire'.S$3:.S$38])" office:value-type="float" office:value="4" calcext:value-type="float">
            <text:p>4</text:p>
          </table:table-cell>
          <table:table-cell table:style-name="ce5" table:formula="of:=MODE(['Réponses de formulaire'.T$3:.T$38])" office:value-type="float" office:value="4" calcext:value-type="float">
            <text:p>4</text:p>
          </table:table-cell>
          <table:table-cell table:style-name="ce5" table:formula="of:=MODE(['Réponses de formulaire'.U$3:.U$38])" office:value-type="float" office:value="3" calcext:value-type="float">
            <text:p>3</text:p>
          </table:table-cell>
          <table:table-cell table:style-name="ce5" table:formula="of:=MODE(['Réponses de formulaire'.V$3:.V$38])" office:value-type="string" office:string-value="" calcext:value-type="error">
            <text:p>#VALEUR !</text:p>
          </table:table-cell>
          <table:table-cell table:style-name="ce5" table:formula="of:=MODE(['Réponses de formulaire'.W$3:.W$38])" office:value-type="float" office:value="4" calcext:value-type="float">
            <text:p>4</text:p>
          </table:table-cell>
          <table:table-cell table:style-name="ce5" table:formula="of:=MODE(['Réponses de formulaire'.X$3:.X$38])" office:value-type="float" office:value="4" calcext:value-type="float">
            <text:p>4</text:p>
          </table:table-cell>
          <table:table-cell table:style-name="ce5" table:formula="of:=MODE(['Réponses de formulaire'.Y$3:.Y$38])" office:value-type="float" office:value="4" calcext:value-type="float">
            <text:p>4</text:p>
          </table:table-cell>
          <table:table-cell table:style-name="ce5" table:formula="of:=MODE(['Réponses de formulaire'.Z$3:.Z$38])" office:value-type="float" office:value="4" calcext:value-type="float">
            <text:p>4</text:p>
          </table:table-cell>
          <table:table-cell table:style-name="ce5" table:formula="of:=MODE(['Réponses de formulaire'.AA$3:.AA$38])" office:value-type="string" office:string-value="" calcext:value-type="error">
            <text:p>#VALEUR !</text:p>
          </table:table-cell>
          <table:table-cell table:style-name="ce5" table:formula="of:=MODE(['Réponses de formulaire'.AB$3:.AB$38])" office:value-type="float" office:value="4" calcext:value-type="float">
            <text:p>4</text:p>
          </table:table-cell>
          <table:table-cell table:style-name="ce5" table:formula="of:=MODE(['Réponses de formulaire'.AC$3:.AC$38])" office:value-type="float" office:value="3" calcext:value-type="float">
            <text:p>3</text:p>
          </table:table-cell>
          <table:table-cell table:style-name="ce5" table:formula="of:=MODE(['Réponses de formulaire'.AD$3:.AD$38])" office:value-type="float" office:value="3" calcext:value-type="float">
            <text:p>3</text:p>
          </table:table-cell>
          <table:table-cell table:style-name="ce5" table:formula="of:=MODE(['Réponses de formulaire'.AE$3:.AE$38])" office:value-type="float" office:value="4" calcext:value-type="float">
            <text:p>4</text:p>
          </table:table-cell>
          <table:table-cell table:style-name="ce5" table:formula="of:=MODE(['Réponses de formulaire'.AF$3:.AF$38])" office:value-type="string" office:string-value="" calcext:value-type="error">
            <text:p>#VALEUR !</text:p>
          </table:table-cell>
          <table:table-cell table:style-name="ce5" table:formula="of:=MODE(['Réponses de formulaire'.AG$3:.AG$38])" office:value-type="float" office:value="4" calcext:value-type="float">
            <text:p>4</text:p>
          </table:table-cell>
          <table:table-cell table:style-name="ce5" table:formula="of:=MODE(['Réponses de formulaire'.AH$3:.AH$38])" office:value-type="float" office:value="4" calcext:value-type="float">
            <text:p>4</text:p>
          </table:table-cell>
          <table:table-cell table:style-name="ce5" table:formula="of:=MODE(['Réponses de formulaire'.AI$3:.AI$38])" office:value-type="float" office:value="3" calcext:value-type="float">
            <text:p>3</text:p>
          </table:table-cell>
          <table:table-cell table:style-name="ce5" table:formula="of:=MODE(['Réponses de formulaire'.AJ$3:.AJ$38])" office:value-type="float" office:value="4" calcext:value-type="float">
            <text:p>4</text:p>
          </table:table-cell>
          <table:table-cell table:style-name="ce5" table:formula="of:=MODE(['Réponses de formulaire'.AK$3:.AK$38])" office:value-type="string" office:string-value="" calcext:value-type="error">
            <text:p>#VALEUR !</text:p>
          </table:table-cell>
          <table:table-cell table:style-name="ce5" table:formula="of:=MODE(['Réponses de formulaire'.AL$3:.AL$38])" office:value-type="string" office:string-value="" calcext:value-type="error">
            <text:p>#VALEUR !</text:p>
          </table:table-cell>
          <table:table-cell table:style-name="ce5" table:formula="of:=MODE(['Réponses de formulaire'.AM$3:.AM$38])" office:value-type="string" office:string-value="" calcext:value-type="error">
            <text:p>#VALEUR !</text:p>
          </table:table-cell>
          <table:table-cell table:style-name="ce5" table:formula="of:=MODE(['Réponses de formulaire'.AN$3:.AN$38])" office:value-type="string" office:string-value="" calcext:value-type="error">
            <text:p>#VALEUR !</text:p>
          </table:table-cell>
          <table:table-cell table:number-columns-repeated="217"/>
        </table:table-row>
        <table:table-row table:style-name="ro10">
          <table:table-cell table:number-columns-repeated="5"/>
          <table:table-cell table:style-name="ce5" table:number-columns-repeated="38"/>
          <table:table-cell table:number-columns-repeated="217"/>
        </table:table-row>
        <table:table-row table:style-name="ro10">
          <table:table-cell table:style-name="ce5" office:value-type="string" calcext:value-type="string" table:number-columns-spanned="1" table:number-rows-spanned="4">
            <text:p>pourcentag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formula="of:=[.D3]/[.D$7]" office:value-type="float" office:value="0" calcext:value-type="float">
            <text:p>0</text:p>
          </table:table-cell>
          <table:table-cell/>
          <table:table-cell table:style-name="ce5" table:formula="of:=[.F3]/[.F$7]" office:value-type="float" office:value="0.342857142857143" calcext:value-type="float">
            <text:p>0,3428571429</text:p>
          </table:table-cell>
          <table:table-cell table:style-name="ce5"/>
          <table:table-cell table:style-name="ce5" table:formula="of:=[.H3]/[.H$7]" office:value-type="float" office:value="0.5625" calcext:value-type="float">
            <text:p>0,5625</text:p>
          </table:table-cell>
          <table:table-cell table:style-name="ce5" table:formula="of:=[.I3]/[.I$7]" office:value-type="float" office:value="0.0882352941176471" calcext:value-type="float">
            <text:p>0,0882352941</text:p>
          </table:table-cell>
          <table:table-cell table:style-name="ce5" table:formula="of:=[.J3]/[.J$7]" office:value-type="float" office:value="0" calcext:value-type="float">
            <text:p>0</text:p>
          </table:table-cell>
          <table:table-cell table:style-name="ce5" table:formula="of:=[.K3]/[.K$7]" office:value-type="float" office:value="0" calcext:value-type="float">
            <text:p>0</text:p>
          </table:table-cell>
          <table:table-cell table:style-name="ce5" table:formula="of:=[.L3]/[.L$7]" office:value-type="float" office:value="0" calcext:value-type="float">
            <text:p>0</text:p>
          </table:table-cell>
          <table:table-cell table:style-name="ce5" table:formula="of:=[.M3]/[.M$7]" office:value-type="float" office:value="0" calcext:value-type="float">
            <text:p>0</text:p>
          </table:table-cell>
          <table:table-cell table:style-name="ce5" table:formula="of:=[.N3]/[.N$7]" office:value-type="string" office:string-value="" calcext:value-type="error">
            <text:p>#DIV/0 !</text:p>
          </table:table-cell>
          <table:table-cell table:style-name="ce5"/>
          <table:table-cell table:style-name="ce5" table:formula="of:=[.P3]/[.P$7]" office:value-type="float" office:value="0" calcext:value-type="float">
            <text:p>0</text:p>
          </table:table-cell>
          <table:table-cell table:style-name="ce5" table:formula="of:=[.Q3]/[.Q$7]" office:value-type="float" office:value="0.0857142857142857" calcext:value-type="float">
            <text:p>0,0857142857</text:p>
          </table:table-cell>
          <table:table-cell table:style-name="ce5" table:formula="of:=[.R3]/[.R$7]" office:value-type="float" office:value="0.142857142857143" calcext:value-type="float">
            <text:p>0,1428571429</text:p>
          </table:table-cell>
          <table:table-cell table:style-name="ce5" table:formula="of:=[.S3]/[.S$7]" office:value-type="float" office:value="0.0285714285714286" calcext:value-type="float">
            <text:p>0,0285714286</text:p>
          </table:table-cell>
          <table:table-cell table:style-name="ce5" table:formula="of:=[.T3]/[.T$7]" office:value-type="string" office:string-value="" calcext:value-type="error">
            <text:p>#DIV/0 !</text:p>
          </table:table-cell>
          <table:table-cell table:style-name="ce5" table:formula="of:=[.U3]/[.U$7]" office:value-type="float" office:value="0.0967741935483871" calcext:value-type="float">
            <text:p>0,0967741935</text:p>
          </table:table-cell>
          <table:table-cell table:style-name="ce5" table:formula="of:=[.V3]/[.V$7]" office:value-type="float" office:value="0.129032258064516" calcext:value-type="float">
            <text:p>0,1290322581</text:p>
          </table:table-cell>
          <table:table-cell table:style-name="ce5" table:formula="of:=[.W3]/[.W$7]" office:value-type="float" office:value="0.193548387096774" calcext:value-type="float">
            <text:p>0,1935483871</text:p>
          </table:table-cell>
          <table:table-cell table:style-name="ce5" table:formula="of:=[.X3]/[.X$7]" office:value-type="float" office:value="0.129032258064516" calcext:value-type="float">
            <text:p>0,1290322581</text:p>
          </table:table-cell>
          <table:table-cell table:style-name="ce5" table:formula="of:=[.Y3]/[.Y$7]" office:value-type="string" office:string-value="" calcext:value-type="error">
            <text:p>#DIV/0 !</text:p>
          </table:table-cell>
          <table:table-cell table:style-name="ce5" table:formula="of:=[.Z3]/[.Z$7]" office:value-type="float" office:value="0.25" calcext:value-type="float">
            <text:p>0,25</text:p>
          </table:table-cell>
          <table:table-cell table:style-name="ce5" table:formula="of:=[.AA3]/[.AA$7]" office:value-type="float" office:value="0.25" calcext:value-type="float">
            <text:p>0,25</text:p>
          </table:table-cell>
          <table:table-cell table:style-name="ce5" table:formula="of:=[.AB3]/[.AB$7]" office:value-type="float" office:value="0.25" calcext:value-type="float">
            <text:p>0,25</text:p>
          </table:table-cell>
          <table:table-cell table:style-name="ce5" table:formula="of:=[.AC3]/[.AC$7]" office:value-type="float" office:value="0.25" calcext:value-type="float">
            <text:p>0,25</text:p>
          </table:table-cell>
          <table:table-cell table:style-name="ce5" table:formula="of:=[.AD3]/[.AD$7]" office:value-type="string" office:string-value="" calcext:value-type="error">
            <text:p>#DIV/0 !</text:p>
          </table:table-cell>
          <table:table-cell table:style-name="ce5" table:formula="of:=[.AE3]/[.AE$7]" office:value-type="float" office:value="0.16" calcext:value-type="float">
            <text:p>0,16</text:p>
          </table:table-cell>
          <table:table-cell table:style-name="ce5" table:formula="of:=[.AF3]/[.AF$7]" office:value-type="float" office:value="0.12" calcext:value-type="float">
            <text:p>0,12</text:p>
          </table:table-cell>
          <table:table-cell table:style-name="ce5" table:formula="of:=[.AG3]/[.AG$7]" office:value-type="float" office:value="0.125" calcext:value-type="float">
            <text:p>0,125</text:p>
          </table:table-cell>
          <table:table-cell table:style-name="ce5" table:formula="of:=[.AH3]/[.AH$7]" office:value-type="float" office:value="0.16" calcext:value-type="float">
            <text:p>0,16</text:p>
          </table:table-cell>
          <table:table-cell table:style-name="ce5" table:formula="of:=[.AI3]/[.AI$7]" office:value-type="string" office:string-value="" calcext:value-type="error">
            <text:p>#DIV/0 !</text:p>
          </table:table-cell>
          <table:table-cell table:style-name="ce5" table:formula="of:=[.AJ3]/[.AJ$7]" office:value-type="float" office:value="0.269230769230769" calcext:value-type="float">
            <text:p>0,2692307692</text:p>
          </table:table-cell>
          <table:table-cell table:style-name="ce5" table:formula="of:=[.AK3]/[.AK$7]" office:value-type="float" office:value="0.192307692307692" calcext:value-type="float">
            <text:p>0,1923076923</text:p>
          </table:table-cell>
          <table:table-cell table:style-name="ce5" table:formula="of:=[.AL3]/[.AL$7]" office:value-type="float" office:value="0.2" calcext:value-type="float">
            <text:p>0,2</text:p>
          </table:table-cell>
          <table:table-cell table:style-name="ce5" table:formula="of:=[.AM3]/[.AM$7]" office:value-type="float" office:value="0.2" calcext:value-type="float">
            <text:p>0,2</text:p>
          </table:table-cell>
          <table:table-cell table:style-name="ce5" table:formula="of:=[.AN3]/[.AN$7]" office:value-type="string" office:string-value="" calcext:value-type="error">
            <text:p>#DIV/0 !</text:p>
          </table:table-cell>
          <table:table-cell table:style-name="ce5" table:formula="of:=[.AO3]/[.AO$7]" office:value-type="string" office:string-value="" calcext:value-type="error">
            <text:p>#DIV/0 !</text:p>
          </table:table-cell>
          <table:table-cell table:style-name="ce5" table:formula="of:=[.AP3]/[.AP$7]" office:value-type="string" office:string-value="" calcext:value-type="error">
            <text:p>#DIV/0 !</text:p>
          </table:table-cell>
          <table:table-cell table:style-name="ce5" table:formula="of:=[.AQ3]/[.AQ$7]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covered-table-cell/>
          <table:table-cell table:style-name="ce5" office:value-type="float" office:value="2" calcext:value-type="float">
            <text:p>2</text:p>
          </table:table-cell>
          <table:table-cell table:style-name="ce5"/>
          <table:table-cell table:formula="of:=[.D4]/[.D$7]" office:value-type="float" office:value="0.257142857142857" calcext:value-type="float">
            <text:p>0,2571428571</text:p>
          </table:table-cell>
          <table:table-cell/>
          <table:table-cell table:style-name="ce5" table:formula="of:=[.F4]/[.F$7]" office:value-type="float" office:value="0.2" calcext:value-type="float">
            <text:p>0,2</text:p>
          </table:table-cell>
          <table:table-cell table:style-name="ce5"/>
          <table:table-cell table:style-name="ce5" table:formula="of:=[.H4]/[.H$7]" office:value-type="float" office:value="0.21875" calcext:value-type="float">
            <text:p>0,21875</text:p>
          </table:table-cell>
          <table:table-cell table:style-name="ce5" table:formula="of:=[.I4]/[.I$7]" office:value-type="float" office:value="0.0294117647058823" calcext:value-type="float">
            <text:p>0,0294117647</text:p>
          </table:table-cell>
          <table:table-cell table:style-name="ce5" table:formula="of:=[.J4]/[.J$7]" office:value-type="float" office:value="0" calcext:value-type="float">
            <text:p>0</text:p>
          </table:table-cell>
          <table:table-cell table:style-name="ce5" table:formula="of:=[.K4]/[.K$7]" office:value-type="float" office:value="0" calcext:value-type="float">
            <text:p>0</text:p>
          </table:table-cell>
          <table:table-cell table:style-name="ce5" table:formula="of:=[.L4]/[.L$7]" office:value-type="float" office:value="0" calcext:value-type="float">
            <text:p>0</text:p>
          </table:table-cell>
          <table:table-cell table:style-name="ce5" table:formula="of:=[.M4]/[.M$7]" office:value-type="float" office:value="0" calcext:value-type="float">
            <text:p>0</text:p>
          </table:table-cell>
          <table:table-cell table:style-name="ce5" table:formula="of:=[.N4]/[.N$7]" office:value-type="string" office:string-value="" calcext:value-type="error">
            <text:p>#DIV/0 !</text:p>
          </table:table-cell>
          <table:table-cell table:style-name="ce5"/>
          <table:table-cell table:style-name="ce5" table:formula="of:=[.P4]/[.P$7]" office:value-type="float" office:value="0.114285714285714" calcext:value-type="float">
            <text:p>0,1142857143</text:p>
          </table:table-cell>
          <table:table-cell table:style-name="ce5" table:formula="of:=[.Q4]/[.Q$7]" office:value-type="float" office:value="0.142857142857143" calcext:value-type="float">
            <text:p>0,1428571429</text:p>
          </table:table-cell>
          <table:table-cell table:style-name="ce5" table:formula="of:=[.R4]/[.R$7]" office:value-type="float" office:value="0.0857142857142857" calcext:value-type="float">
            <text:p>0,0857142857</text:p>
          </table:table-cell>
          <table:table-cell table:style-name="ce5" table:formula="of:=[.S4]/[.S$7]" office:value-type="float" office:value="0.0571428571428571" calcext:value-type="float">
            <text:p>0,0571428571</text:p>
          </table:table-cell>
          <table:table-cell table:style-name="ce5" table:formula="of:=[.T4]/[.T$7]" office:value-type="string" office:string-value="" calcext:value-type="error">
            <text:p>#DIV/0 !</text:p>
          </table:table-cell>
          <table:table-cell table:style-name="ce5" table:formula="of:=[.U4]/[.U$7]" office:value-type="float" office:value="0.193548387096774" calcext:value-type="float">
            <text:p>0,1935483871</text:p>
          </table:table-cell>
          <table:table-cell table:style-name="ce5" table:formula="of:=[.V4]/[.V$7]" office:value-type="float" office:value="0.193548387096774" calcext:value-type="float">
            <text:p>0,1935483871</text:p>
          </table:table-cell>
          <table:table-cell table:style-name="ce5" table:formula="of:=[.W4]/[.W$7]" office:value-type="float" office:value="0.193548387096774" calcext:value-type="float">
            <text:p>0,1935483871</text:p>
          </table:table-cell>
          <table:table-cell table:style-name="ce5" table:formula="of:=[.X4]/[.X$7]" office:value-type="float" office:value="0.129032258064516" calcext:value-type="float">
            <text:p>0,1290322581</text:p>
          </table:table-cell>
          <table:table-cell table:style-name="ce5" table:formula="of:=[.Y4]/[.Y$7]" office:value-type="string" office:string-value="" calcext:value-type="error">
            <text:p>#DIV/0 !</text:p>
          </table:table-cell>
          <table:table-cell table:style-name="ce5" table:formula="of:=[.Z4]/[.Z$7]" office:value-type="float" office:value="0" calcext:value-type="float">
            <text:p>0</text:p>
          </table:table-cell>
          <table:table-cell table:style-name="ce5" table:formula="of:=[.AA4]/[.AA$7]" office:value-type="float" office:value="0" calcext:value-type="float">
            <text:p>0</text:p>
          </table:table-cell>
          <table:table-cell table:style-name="ce5" table:formula="of:=[.AB4]/[.AB$7]" office:value-type="float" office:value="0" calcext:value-type="float">
            <text:p>0</text:p>
          </table:table-cell>
          <table:table-cell table:style-name="ce5" table:formula="of:=[.AC4]/[.AC$7]" office:value-type="float" office:value="0" calcext:value-type="float">
            <text:p>0</text:p>
          </table:table-cell>
          <table:table-cell table:style-name="ce5" table:formula="of:=[.AD4]/[.AD$7]" office:value-type="string" office:string-value="" calcext:value-type="error">
            <text:p>#DIV/0 !</text:p>
          </table:table-cell>
          <table:table-cell table:style-name="ce5" table:formula="of:=[.AE4]/[.AE$7]" office:value-type="float" office:value="0.24" calcext:value-type="float">
            <text:p>0,24</text:p>
          </table:table-cell>
          <table:table-cell table:style-name="ce5" table:formula="of:=[.AF4]/[.AF$7]" office:value-type="float" office:value="0.28" calcext:value-type="float">
            <text:p>0,28</text:p>
          </table:table-cell>
          <table:table-cell table:style-name="ce5" table:formula="of:=[.AG4]/[.AG$7]" office:value-type="float" office:value="0.291666666666667" calcext:value-type="float">
            <text:p>0,2916666667</text:p>
          </table:table-cell>
          <table:table-cell table:style-name="ce5" table:formula="of:=[.AH4]/[.AH$7]" office:value-type="float" office:value="0.08" calcext:value-type="float">
            <text:p>0,08</text:p>
          </table:table-cell>
          <table:table-cell table:style-name="ce5" table:formula="of:=[.AI4]/[.AI$7]" office:value-type="string" office:string-value="" calcext:value-type="error">
            <text:p>#DIV/0 !</text:p>
          </table:table-cell>
          <table:table-cell table:style-name="ce5" table:formula="of:=[.AJ4]/[.AJ$7]" office:value-type="float" office:value="0.0384615384615385" calcext:value-type="float">
            <text:p>0,0384615385</text:p>
          </table:table-cell>
          <table:table-cell table:style-name="ce5" table:formula="of:=[.AK4]/[.AK$7]" office:value-type="float" office:value="0.192307692307692" calcext:value-type="float">
            <text:p>0,1923076923</text:p>
          </table:table-cell>
          <table:table-cell table:style-name="ce5" table:formula="of:=[.AL4]/[.AL$7]" office:value-type="float" office:value="0.04" calcext:value-type="float">
            <text:p>0,04</text:p>
          </table:table-cell>
          <table:table-cell table:style-name="ce5" table:formula="of:=[.AM4]/[.AM$7]" office:value-type="float" office:value="0.12" calcext:value-type="float">
            <text:p>0,12</text:p>
          </table:table-cell>
          <table:table-cell table:style-name="ce5" table:formula="of:=[.AN4]/[.AN$7]" office:value-type="string" office:string-value="" calcext:value-type="error">
            <text:p>#DIV/0 !</text:p>
          </table:table-cell>
          <table:table-cell table:style-name="ce5" table:formula="of:=[.AO4]/[.AO$7]" office:value-type="string" office:string-value="" calcext:value-type="error">
            <text:p>#DIV/0 !</text:p>
          </table:table-cell>
          <table:table-cell table:style-name="ce5" table:formula="of:=[.AP4]/[.AP$7]" office:value-type="string" office:string-value="" calcext:value-type="error">
            <text:p>#DIV/0 !</text:p>
          </table:table-cell>
          <table:table-cell table:style-name="ce5" table:formula="of:=[.AQ4]/[.AQ$7]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covered-table-cell/>
          <table:table-cell table:style-name="ce5" office:value-type="float" office:value="3" calcext:value-type="float">
            <text:p>3</text:p>
          </table:table-cell>
          <table:table-cell table:style-name="ce5"/>
          <table:table-cell table:formula="of:=[.D5]/[.D$7]" office:value-type="float" office:value="0.2" calcext:value-type="float">
            <text:p>0,2</text:p>
          </table:table-cell>
          <table:table-cell/>
          <table:table-cell table:style-name="ce5" table:formula="of:=[.F5]/[.F$7]" office:value-type="float" office:value="0.228571428571429" calcext:value-type="float">
            <text:p>0,2285714286</text:p>
          </table:table-cell>
          <table:table-cell table:style-name="ce5"/>
          <table:table-cell table:style-name="ce5" table:formula="of:=[.H5]/[.H$7]" office:value-type="float" office:value="0.15625" calcext:value-type="float">
            <text:p>0,15625</text:p>
          </table:table-cell>
          <table:table-cell table:style-name="ce5" table:formula="of:=[.I5]/[.I$7]" office:value-type="float" office:value="0.382352941176471" calcext:value-type="float">
            <text:p>0,3823529412</text:p>
          </table:table-cell>
          <table:table-cell table:style-name="ce5" table:formula="of:=[.J5]/[.J$7]" office:value-type="float" office:value="0" calcext:value-type="float">
            <text:p>0</text:p>
          </table:table-cell>
          <table:table-cell table:style-name="ce5" table:formula="of:=[.K5]/[.K$7]" office:value-type="float" office:value="0" calcext:value-type="float">
            <text:p>0</text:p>
          </table:table-cell>
          <table:table-cell table:style-name="ce5" table:formula="of:=[.L5]/[.L$7]" office:value-type="float" office:value="0" calcext:value-type="float">
            <text:p>0</text:p>
          </table:table-cell>
          <table:table-cell table:style-name="ce5" table:formula="of:=[.M5]/[.M$7]" office:value-type="float" office:value="0" calcext:value-type="float">
            <text:p>0</text:p>
          </table:table-cell>
          <table:table-cell table:style-name="ce5" table:formula="of:=[.N5]/[.N$7]" office:value-type="string" office:string-value="" calcext:value-type="error">
            <text:p>#DIV/0 !</text:p>
          </table:table-cell>
          <table:table-cell table:style-name="ce5"/>
          <table:table-cell table:style-name="ce5" table:formula="of:=[.P5]/[.P$7]" office:value-type="float" office:value="0.257142857142857" calcext:value-type="float">
            <text:p>0,2571428571</text:p>
          </table:table-cell>
          <table:table-cell table:style-name="ce5" table:formula="of:=[.Q5]/[.Q$7]" office:value-type="float" office:value="0.342857142857143" calcext:value-type="float">
            <text:p>0,3428571429</text:p>
          </table:table-cell>
          <table:table-cell table:style-name="ce5" table:formula="of:=[.R5]/[.R$7]" office:value-type="float" office:value="0.314285714285714" calcext:value-type="float">
            <text:p>0,3142857143</text:p>
          </table:table-cell>
          <table:table-cell table:style-name="ce5" table:formula="of:=[.S5]/[.S$7]" office:value-type="float" office:value="0.457142857142857" calcext:value-type="float">
            <text:p>0,4571428571</text:p>
          </table:table-cell>
          <table:table-cell table:style-name="ce5" table:formula="of:=[.T5]/[.T$7]" office:value-type="string" office:string-value="" calcext:value-type="error">
            <text:p>#DIV/0 !</text:p>
          </table:table-cell>
          <table:table-cell table:style-name="ce5" table:formula="of:=[.U5]/[.U$7]" office:value-type="float" office:value="0.225806451612903" calcext:value-type="float">
            <text:p>0,2258064516</text:p>
          </table:table-cell>
          <table:table-cell table:style-name="ce5" table:formula="of:=[.V5]/[.V$7]" office:value-type="float" office:value="0.32258064516129" calcext:value-type="float">
            <text:p>0,3225806452</text:p>
          </table:table-cell>
          <table:table-cell table:style-name="ce5" table:formula="of:=[.W5]/[.W$7]" office:value-type="float" office:value="0.193548387096774" calcext:value-type="float">
            <text:p>0,1935483871</text:p>
          </table:table-cell>
          <table:table-cell table:style-name="ce5" table:formula="of:=[.X5]/[.X$7]" office:value-type="float" office:value="0.419354838709677" calcext:value-type="float">
            <text:p>0,4193548387</text:p>
          </table:table-cell>
          <table:table-cell table:style-name="ce5" table:formula="of:=[.Y5]/[.Y$7]" office:value-type="string" office:string-value="" calcext:value-type="error">
            <text:p>#DIV/0 !</text:p>
          </table:table-cell>
          <table:table-cell table:style-name="ce5" table:formula="of:=[.Z5]/[.Z$7]" office:value-type="float" office:value="0.25" calcext:value-type="float">
            <text:p>0,25</text:p>
          </table:table-cell>
          <table:table-cell table:style-name="ce5" table:formula="of:=[.AA5]/[.AA$7]" office:value-type="float" office:value="0.25" calcext:value-type="float">
            <text:p>0,25</text:p>
          </table:table-cell>
          <table:table-cell table:style-name="ce5" table:formula="of:=[.AB5]/[.AB$7]" office:value-type="float" office:value="0.25" calcext:value-type="float">
            <text:p>0,25</text:p>
          </table:table-cell>
          <table:table-cell table:style-name="ce5" table:formula="of:=[.AC5]/[.AC$7]" office:value-type="float" office:value="0.25" calcext:value-type="float">
            <text:p>0,25</text:p>
          </table:table-cell>
          <table:table-cell table:style-name="ce5" table:formula="of:=[.AD5]/[.AD$7]" office:value-type="string" office:string-value="" calcext:value-type="error">
            <text:p>#DIV/0 !</text:p>
          </table:table-cell>
          <table:table-cell table:style-name="ce5" table:formula="of:=[.AE5]/[.AE$7]" office:value-type="float" office:value="0.2" calcext:value-type="float">
            <text:p>0,2</text:p>
          </table:table-cell>
          <table:table-cell table:style-name="ce5" table:formula="of:=[.AF5]/[.AF$7]" office:value-type="float" office:value="0.32" calcext:value-type="float">
            <text:p>0,32</text:p>
          </table:table-cell>
          <table:table-cell table:style-name="ce5" table:formula="of:=[.AG5]/[.AG$7]" office:value-type="float" office:value="0.333333333333333" calcext:value-type="float">
            <text:p>0,3333333333</text:p>
          </table:table-cell>
          <table:table-cell table:style-name="ce5" table:formula="of:=[.AH5]/[.AH$7]" office:value-type="float" office:value="0.36" calcext:value-type="float">
            <text:p>0,36</text:p>
          </table:table-cell>
          <table:table-cell table:style-name="ce5" table:formula="of:=[.AI5]/[.AI$7]" office:value-type="string" office:string-value="" calcext:value-type="error">
            <text:p>#DIV/0 !</text:p>
          </table:table-cell>
          <table:table-cell table:style-name="ce5" table:formula="of:=[.AJ5]/[.AJ$7]" office:value-type="float" office:value="0.269230769230769" calcext:value-type="float">
            <text:p>0,2692307692</text:p>
          </table:table-cell>
          <table:table-cell table:style-name="ce5" table:formula="of:=[.AK5]/[.AK$7]" office:value-type="float" office:value="0.192307692307692" calcext:value-type="float">
            <text:p>0,1923076923</text:p>
          </table:table-cell>
          <table:table-cell table:style-name="ce5" table:formula="of:=[.AL5]/[.AL$7]" office:value-type="float" office:value="0.4" calcext:value-type="float">
            <text:p>0,4</text:p>
          </table:table-cell>
          <table:table-cell table:style-name="ce5" table:formula="of:=[.AM5]/[.AM$7]" office:value-type="float" office:value="0.24" calcext:value-type="float">
            <text:p>0,24</text:p>
          </table:table-cell>
          <table:table-cell table:style-name="ce5" table:formula="of:=[.AN5]/[.AN$7]" office:value-type="string" office:string-value="" calcext:value-type="error">
            <text:p>#DIV/0 !</text:p>
          </table:table-cell>
          <table:table-cell table:style-name="ce5" table:formula="of:=[.AO5]/[.AO$7]" office:value-type="string" office:string-value="" calcext:value-type="error">
            <text:p>#DIV/0 !</text:p>
          </table:table-cell>
          <table:table-cell table:style-name="ce5" table:formula="of:=[.AP5]/[.AP$7]" office:value-type="string" office:string-value="" calcext:value-type="error">
            <text:p>#DIV/0 !</text:p>
          </table:table-cell>
          <table:table-cell table:style-name="ce5" table:formula="of:=[.AQ5]/[.AQ$7]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covered-table-cell/>
          <table:table-cell table:style-name="ce5" office:value-type="float" office:value="4" calcext:value-type="float">
            <text:p>4</text:p>
          </table:table-cell>
          <table:table-cell table:style-name="ce5"/>
          <table:table-cell table:formula="of:=[.D6]/[.D$7]" office:value-type="float" office:value="0.542857142857143" calcext:value-type="float">
            <text:p>0,5428571429</text:p>
          </table:table-cell>
          <table:table-cell/>
          <table:table-cell table:style-name="ce5" table:formula="of:=[.F6]/[.F$7]" office:value-type="float" office:value="0.228571428571429" calcext:value-type="float">
            <text:p>0,2285714286</text:p>
          </table:table-cell>
          <table:table-cell table:style-name="ce5"/>
          <table:table-cell table:style-name="ce5" table:formula="of:=[.H6]/[.H$7]" office:value-type="float" office:value="0.0625" calcext:value-type="float">
            <text:p>0,0625</text:p>
          </table:table-cell>
          <table:table-cell table:style-name="ce5" table:formula="of:=[.I6]/[.I$7]" office:value-type="float" office:value="0.5" calcext:value-type="float">
            <text:p>0,5</text:p>
          </table:table-cell>
          <table:table-cell table:style-name="ce5" table:formula="of:=[.J6]/[.J$7]" office:value-type="float" office:value="1" calcext:value-type="float">
            <text:p>1</text:p>
          </table:table-cell>
          <table:table-cell table:style-name="ce5" table:formula="of:=[.K6]/[.K$7]" office:value-type="float" office:value="1" calcext:value-type="float">
            <text:p>1</text:p>
          </table:table-cell>
          <table:table-cell table:style-name="ce5" table:formula="of:=[.L6]/[.L$7]" office:value-type="float" office:value="1" calcext:value-type="float">
            <text:p>1</text:p>
          </table:table-cell>
          <table:table-cell table:style-name="ce5" table:formula="of:=[.M6]/[.M$7]" office:value-type="float" office:value="1" calcext:value-type="float">
            <text:p>1</text:p>
          </table:table-cell>
          <table:table-cell table:style-name="ce5" table:formula="of:=[.N6]/[.N$7]" office:value-type="string" office:string-value="" calcext:value-type="error">
            <text:p>#DIV/0 !</text:p>
          </table:table-cell>
          <table:table-cell table:style-name="ce5"/>
          <table:table-cell table:style-name="ce5" table:formula="of:=[.P6]/[.P$7]" office:value-type="float" office:value="0.628571428571429" calcext:value-type="float">
            <text:p>0,6285714286</text:p>
          </table:table-cell>
          <table:table-cell table:style-name="ce5" table:formula="of:=[.Q6]/[.Q$7]" office:value-type="float" office:value="0.428571428571429" calcext:value-type="float">
            <text:p>0,4285714286</text:p>
          </table:table-cell>
          <table:table-cell table:style-name="ce5" table:formula="of:=[.R6]/[.R$7]" office:value-type="float" office:value="0.457142857142857" calcext:value-type="float">
            <text:p>0,4571428571</text:p>
          </table:table-cell>
          <table:table-cell table:style-name="ce5" table:formula="of:=[.S6]/[.S$7]" office:value-type="float" office:value="0.457142857142857" calcext:value-type="float">
            <text:p>0,4571428571</text:p>
          </table:table-cell>
          <table:table-cell table:style-name="ce5" table:formula="of:=[.T6]/[.T$7]" office:value-type="string" office:string-value="" calcext:value-type="error">
            <text:p>#DIV/0 !</text:p>
          </table:table-cell>
          <table:table-cell table:style-name="ce5" table:formula="of:=[.U6]/[.U$7]" office:value-type="float" office:value="0.483870967741936" calcext:value-type="float">
            <text:p>0,4838709677</text:p>
          </table:table-cell>
          <table:table-cell table:style-name="ce5" table:formula="of:=[.V6]/[.V$7]" office:value-type="float" office:value="0.354838709677419" calcext:value-type="float">
            <text:p>0,3548387097</text:p>
          </table:table-cell>
          <table:table-cell table:style-name="ce5" table:formula="of:=[.W6]/[.W$7]" office:value-type="float" office:value="0.419354838709677" calcext:value-type="float">
            <text:p>0,4193548387</text:p>
          </table:table-cell>
          <table:table-cell table:style-name="ce5" table:formula="of:=[.X6]/[.X$7]" office:value-type="float" office:value="0.32258064516129" calcext:value-type="float">
            <text:p>0,3225806452</text:p>
          </table:table-cell>
          <table:table-cell table:style-name="ce5" table:formula="of:=[.Y6]/[.Y$7]" office:value-type="string" office:string-value="" calcext:value-type="error">
            <text:p>#DIV/0 !</text:p>
          </table:table-cell>
          <table:table-cell table:style-name="ce5" table:formula="of:=[.Z6]/[.Z$7]" office:value-type="float" office:value="0.5" calcext:value-type="float">
            <text:p>0,5</text:p>
          </table:table-cell>
          <table:table-cell table:style-name="ce5" table:formula="of:=[.AA6]/[.AA$7]" office:value-type="float" office:value="0.5" calcext:value-type="float">
            <text:p>0,5</text:p>
          </table:table-cell>
          <table:table-cell table:style-name="ce5" table:formula="of:=[.AB6]/[.AB$7]" office:value-type="float" office:value="0.5" calcext:value-type="float">
            <text:p>0,5</text:p>
          </table:table-cell>
          <table:table-cell table:style-name="ce5" table:formula="of:=[.AC6]/[.AC$7]" office:value-type="float" office:value="0.5" calcext:value-type="float">
            <text:p>0,5</text:p>
          </table:table-cell>
          <table:table-cell table:style-name="ce5" table:formula="of:=[.AD6]/[.AD$7]" office:value-type="string" office:string-value="" calcext:value-type="error">
            <text:p>#DIV/0 !</text:p>
          </table:table-cell>
          <table:table-cell table:style-name="ce5" table:formula="of:=[.AE6]/[.AE$7]" office:value-type="float" office:value="0.4" calcext:value-type="float">
            <text:p>0,4</text:p>
          </table:table-cell>
          <table:table-cell table:style-name="ce5" table:formula="of:=[.AF6]/[.AF$7]" office:value-type="float" office:value="0.28" calcext:value-type="float">
            <text:p>0,28</text:p>
          </table:table-cell>
          <table:table-cell table:style-name="ce5" table:formula="of:=[.AG6]/[.AG$7]" office:value-type="float" office:value="0.25" calcext:value-type="float">
            <text:p>0,25</text:p>
          </table:table-cell>
          <table:table-cell table:style-name="ce5" table:formula="of:=[.AH6]/[.AH$7]" office:value-type="float" office:value="0.4" calcext:value-type="float">
            <text:p>0,4</text:p>
          </table:table-cell>
          <table:table-cell table:style-name="ce5" table:formula="of:=[.AI6]/[.AI$7]" office:value-type="string" office:string-value="" calcext:value-type="error">
            <text:p>#DIV/0 !</text:p>
          </table:table-cell>
          <table:table-cell table:style-name="ce5" table:formula="of:=[.AJ6]/[.AJ$7]" office:value-type="float" office:value="0.423076923076923" calcext:value-type="float">
            <text:p>0,4230769231</text:p>
          </table:table-cell>
          <table:table-cell table:style-name="ce5" table:formula="of:=[.AK6]/[.AK$7]" office:value-type="float" office:value="0.423076923076923" calcext:value-type="float">
            <text:p>0,4230769231</text:p>
          </table:table-cell>
          <table:table-cell table:style-name="ce5" table:formula="of:=[.AL6]/[.AL$7]" office:value-type="float" office:value="0.36" calcext:value-type="float">
            <text:p>0,36</text:p>
          </table:table-cell>
          <table:table-cell table:style-name="ce5" table:formula="of:=[.AM6]/[.AM$7]" office:value-type="float" office:value="0.44" calcext:value-type="float">
            <text:p>0,44</text:p>
          </table:table-cell>
          <table:table-cell table:style-name="ce5" table:formula="of:=[.AN6]/[.AN$7]" office:value-type="string" office:string-value="" calcext:value-type="error">
            <text:p>#DIV/0 !</text:p>
          </table:table-cell>
          <table:table-cell table:style-name="ce5" table:formula="of:=[.AO6]/[.AO$7]" office:value-type="string" office:string-value="" calcext:value-type="error">
            <text:p>#DIV/0 !</text:p>
          </table:table-cell>
          <table:table-cell table:style-name="ce5" table:formula="of:=[.AP6]/[.AP$7]" office:value-type="string" office:string-value="" calcext:value-type="error">
            <text:p>#DIV/0 !</text:p>
          </table:table-cell>
          <table:table-cell table:style-name="ce5" table:formula="of:=[.AQ6]/[.AQ$7]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table-cell table:number-columns-repeated="5"/>
          <table:table-cell table:style-name="ce5" table:number-columns-repeated="38"/>
          <table:table-cell table:number-columns-repeated="217"/>
        </table:table-row>
        <table:table-row table:style-name="ro10">
          <table:table-cell table:style-name="ce5" office:value-type="string" calcext:value-type="string" table:number-columns-spanned="1" table:number-rows-spanned="2">
            <text:p>normale</text:p>
          </table:table-cell>
          <table:table-cell table:style-name="ce5" office:value-type="string" calcext:value-type="string">
            <text:p>moyenne</text:p>
          </table:table-cell>
          <table:table-cell table:style-name="ce5"/>
          <table:table-cell table:formula="of:=AVERAGE(['Réponses de formulaire'.D$2:.D$38])" office:value-type="float" office:value="3.27777777777778" calcext:value-type="float">
            <text:p>3,2777777778</text:p>
          </table:table-cell>
          <table:table-cell/>
          <table:table-cell table:style-name="ce5" table:formula="of:=AVERAGE(['Réponses de formulaire'.E$2:.E$38])" office:value-type="float" office:value="2.36111111111111" calcext:value-type="float">
            <text:p>2,3611111111</text:p>
          </table:table-cell>
          <table:table-cell table:style-name="ce5"/>
          <table:table-cell table:style-name="ce5" table:formula="of:=AVERAGE(['Réponses de formulaire'.F$2:.F$38])" office:value-type="float" office:value="1.78787878787879" calcext:value-type="float">
            <text:p>1,7878787879</text:p>
          </table:table-cell>
          <table:table-cell table:style-name="ce5" table:formula="of:=AVERAGE(['Réponses de formulaire'.G$2:.G$38])" office:value-type="float" office:value="3.28571428571429" calcext:value-type="float">
            <text:p>3,2857142857</text:p>
          </table:table-cell>
          <table:table-cell table:style-name="ce5" table:formula="of:=AVERAGE(['Réponses de formulaire'.H$2:.H$38])" office:value-type="float" office:value="3.66666666666667" calcext:value-type="float">
            <text:p>3,6666666667</text:p>
          </table:table-cell>
          <table:table-cell table:style-name="ce5" table:formula="of:=AVERAGE(['Réponses de formulaire'.I$2:.I$38])" office:value-type="float" office:value="4" calcext:value-type="float">
            <text:p>4</text:p>
          </table:table-cell>
          <table:table-cell table:style-name="ce5" table:formula="of:=AVERAGE(['Réponses de formulaire'.J$2:.J$38])" office:value-type="float" office:value="4" calcext:value-type="float">
            <text:p>4</text:p>
          </table:table-cell>
          <table:table-cell table:style-name="ce5" table:formula="of:=AVERAGE(['Réponses de formulaire'.K$2:.K$38])" office:value-type="float" office:value="3.66666666666667" calcext:value-type="float">
            <text:p>3,6666666667</text:p>
          </table:table-cell>
          <table:table-cell table:style-name="ce5" table:formula="of:=AVERAGE(['Réponses de formulaire'.L$2:.L$38])" office:value-type="string" office:string-value="" calcext:value-type="error">
            <text:p>#DIV/0 !</text:p>
          </table:table-cell>
          <table:table-cell table:style-name="ce5"/>
          <table:table-cell table:style-name="ce5" table:formula="of:=AVERAGE(['Réponses de formulaire'.M$2:.M$38])" office:value-type="float" office:value="3.52777777777778" calcext:value-type="float">
            <text:p>3,5277777778</text:p>
          </table:table-cell>
          <table:table-cell table:style-name="ce5" table:formula="of:=AVERAGE(['Réponses de formulaire'.N$2:.N$38])" office:value-type="float" office:value="3.13888888888889" calcext:value-type="float">
            <text:p>3,1388888889</text:p>
          </table:table-cell>
          <table:table-cell table:style-name="ce5" table:formula="of:=AVERAGE(['Réponses de formulaire'.O$2:.O$38])" office:value-type="float" office:value="3.08333333333333" calcext:value-type="float">
            <text:p>3,0833333333</text:p>
          </table:table-cell>
          <table:table-cell table:style-name="ce5" table:formula="of:=AVERAGE(['Réponses de formulaire'.P$2:.P$38])" office:value-type="float" office:value="3.36111111111111" calcext:value-type="float">
            <text:p>3,3611111111</text:p>
          </table:table-cell>
          <table:table-cell table:style-name="ce5" table:formula="of:=AVERAGE(['Réponses de formulaire'.Q$2:.Q$38])" office:value-type="string" office:string-value="" calcext:value-type="error">
            <text:p>#DIV/0 !</text:p>
          </table:table-cell>
          <table:table-cell table:style-name="ce5" table:formula="of:=AVERAGE(['Réponses de formulaire'.R$2:.R$38])" office:value-type="float" office:value="3.09375" calcext:value-type="float">
            <text:p>3,09375</text:p>
          </table:table-cell>
          <table:table-cell table:style-name="ce5" table:formula="of:=AVERAGE(['Réponses de formulaire'.S$2:.S$38])" office:value-type="float" office:value="2.90625" calcext:value-type="float">
            <text:p>2,90625</text:p>
          </table:table-cell>
          <table:table-cell table:style-name="ce5" table:formula="of:=AVERAGE(['Réponses de formulaire'.T$2:.T$38])" office:value-type="float" office:value="2.875" calcext:value-type="float">
            <text:p>2,875</text:p>
          </table:table-cell>
          <table:table-cell table:style-name="ce5" table:formula="of:=AVERAGE(['Réponses de formulaire'.U$2:.U$38])" office:value-type="float" office:value="2.9375" calcext:value-type="float">
            <text:p>2,9375</text:p>
          </table:table-cell>
          <table:table-cell table:style-name="ce5" table:formula="of:=AVERAGE(['Réponses de formulaire'.V$2:.V$38])" office:value-type="string" office:string-value="" calcext:value-type="error">
            <text:p>#DIV/0 !</text:p>
          </table:table-cell>
          <table:table-cell table:style-name="ce5" table:formula="of:=AVERAGE(['Réponses de formulaire'.W$2:.W$38])" office:value-type="float" office:value="3" calcext:value-type="float">
            <text:p>3</text:p>
          </table:table-cell>
          <table:table-cell table:style-name="ce5" table:formula="of:=AVERAGE(['Réponses de formulaire'.X$2:.X$38])" office:value-type="float" office:value="2.8" calcext:value-type="float">
            <text:p>2,8</text:p>
          </table:table-cell>
          <table:table-cell table:style-name="ce5" table:formula="of:=AVERAGE(['Réponses de formulaire'.Y$2:.Y$38])" office:value-type="float" office:value="3" calcext:value-type="float">
            <text:p>3</text:p>
          </table:table-cell>
          <table:table-cell table:style-name="ce5" table:formula="of:=AVERAGE(['Réponses de formulaire'.Z$2:.Z$38])" office:value-type="float" office:value="3" calcext:value-type="float">
            <text:p>3</text:p>
          </table:table-cell>
          <table:table-cell table:style-name="ce5" table:formula="of:=AVERAGE(['Réponses de formulaire'.AA$2:.AA$38])" office:value-type="string" office:string-value="" calcext:value-type="error">
            <text:p>#DIV/0 !</text:p>
          </table:table-cell>
          <table:table-cell table:style-name="ce5" table:formula="of:=AVERAGE(['Réponses de formulaire'.AB$2:.AB$38])" office:value-type="float" office:value="2.84" calcext:value-type="float">
            <text:p>2,84</text:p>
          </table:table-cell>
          <table:table-cell table:style-name="ce5" table:formula="of:=AVERAGE(['Réponses de formulaire'.AC$2:.AC$38])" office:value-type="float" office:value="2.76" calcext:value-type="float">
            <text:p>2,76</text:p>
          </table:table-cell>
          <table:table-cell table:style-name="ce5" table:formula="of:=AVERAGE(['Réponses de formulaire'.AD$2:.AD$38])" office:value-type="float" office:value="2.70833333333333" calcext:value-type="float">
            <text:p>2,7083333333</text:p>
          </table:table-cell>
          <table:table-cell table:style-name="ce5" table:formula="of:=AVERAGE(['Réponses de formulaire'.AE$2:.AE$38])" office:value-type="float" office:value="3" calcext:value-type="float">
            <text:p>3</text:p>
          </table:table-cell>
          <table:table-cell table:style-name="ce5" table:formula="of:=AVERAGE(['Réponses de formulaire'.AF$2:.AF$38])" office:value-type="string" office:string-value="" calcext:value-type="error">
            <text:p>#DIV/0 !</text:p>
          </table:table-cell>
          <table:table-cell table:style-name="ce5" table:formula="of:=AVERAGE(['Réponses de formulaire'.AG$2:.AG$38])" office:value-type="float" office:value="2.85185185185185" calcext:value-type="float">
            <text:p>2,8518518519</text:p>
          </table:table-cell>
          <table:table-cell table:style-name="ce5" table:formula="of:=AVERAGE(['Réponses de formulaire'.AH$2:.AH$38])" office:value-type="float" office:value="2.88888888888889" calcext:value-type="float">
            <text:p>2,8888888889</text:p>
          </table:table-cell>
          <table:table-cell table:style-name="ce5" table:formula="of:=AVERAGE(['Réponses de formulaire'.AI$2:.AI$38])" office:value-type="float" office:value="2.92307692307692" calcext:value-type="float">
            <text:p>2,9230769231</text:p>
          </table:table-cell>
          <table:table-cell table:style-name="ce5" table:formula="of:=AVERAGE(['Réponses de formulaire'.AJ$2:.AJ$38])" office:value-type="float" office:value="2.92307692307692" calcext:value-type="float">
            <text:p>2,9230769231</text:p>
          </table:table-cell>
          <table:table-cell table:style-name="ce5" table:formula="of:=AVERAGE(['Réponses de formulaire'.AK$2:.AK$38])" office:value-type="string" office:string-value="" calcext:value-type="error">
            <text:p>#DIV/0 !</text:p>
          </table:table-cell>
          <table:table-cell table:style-name="ce5" table:formula="of:=AVERAGE(['Réponses de formulaire'.AL$2:.AL$38])" office:value-type="string" office:string-value="" calcext:value-type="error">
            <text:p>#DIV/0 !</text:p>
          </table:table-cell>
          <table:table-cell table:style-name="ce5" table:formula="of:=AVERAGE(['Réponses de formulaire'.AM$2:.AM$38])" office:value-type="string" office:string-value="" calcext:value-type="error">
            <text:p>#DIV/0 !</text:p>
          </table:table-cell>
          <table:table-cell table:style-name="ce5" table:formula="of:=AVERAGE(['Réponses de formulaire'.AN$2:.AN$38])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covered-table-cell/>
          <table:table-cell table:style-name="ce5" office:value-type="string" calcext:value-type="string">
            <text:p>ecart type</text:p>
          </table:table-cell>
          <table:table-cell table:style-name="ce5"/>
          <table:table-cell table:formula="of:=VAR(['Réponses de formulaire'.D3:.D39])" office:value-type="float" office:value="0.739495798319328" calcext:value-type="float">
            <text:p>0,7394957983</text:p>
          </table:table-cell>
          <table:table-cell/>
          <table:table-cell table:style-name="ce5" table:formula="of:=VAR(['Réponses de formulaire'.E3:.E39])" office:value-type="float" office:value="1.40840336134454" calcext:value-type="float">
            <text:p>1,4084033613</text:p>
          </table:table-cell>
          <table:table-cell table:style-name="ce5"/>
          <table:table-cell table:style-name="ce5" table:formula="of:=VAR(['Réponses de formulaire'.F3:.F39])" office:value-type="float" office:value="0.918346774193548" calcext:value-type="float">
            <text:p>0,9183467742</text:p>
          </table:table-cell>
          <table:table-cell table:style-name="ce5" table:formula="of:=VAR(['Réponses de formulaire'.G3:.G39])" office:value-type="float" office:value="0.819964349376114" calcext:value-type="float">
            <text:p>0,8199643494</text:p>
          </table:table-cell>
          <table:table-cell table:style-name="ce5" table:formula="of:=VAR(['Réponses de formulaire'.H3:.H39])" office:value-type="float" office:value="0" calcext:value-type="float">
            <text:p>0</text:p>
          </table:table-cell>
          <table:table-cell table:style-name="ce5" table:formula="of:=VAR(['Réponses de formulaire'.I3:.I39])" office:value-type="float" office:value="0" calcext:value-type="float">
            <text:p>0</text:p>
          </table:table-cell>
          <table:table-cell table:style-name="ce5" table:formula="of:=VAR(['Réponses de formulaire'.J3:.J39])" office:value-type="float" office:value="0" calcext:value-type="float">
            <text:p>0</text:p>
          </table:table-cell>
          <table:table-cell table:style-name="ce5" table:formula="of:=VAR(['Réponses de formulaire'.K3:.K39])" office:value-type="float" office:value="0" calcext:value-type="float">
            <text:p>0</text:p>
          </table:table-cell>
          <table:table-cell table:style-name="ce5" table:formula="of:=VAR(['Réponses de formulaire'.L3:.L39])" office:value-type="string" office:string-value="" calcext:value-type="error">
            <text:p>#DIV/0 !</text:p>
          </table:table-cell>
          <table:table-cell table:style-name="ce5"/>
          <table:table-cell table:style-name="ce5" table:formula="of:=VAR(['Réponses de formulaire'.M3:.M39])" office:value-type="float" office:value="0.492436974789916" calcext:value-type="float">
            <text:p>0,4924369748</text:p>
          </table:table-cell>
          <table:table-cell table:style-name="ce5" table:formula="of:=VAR(['Réponses de formulaire'.N3:.N39])" office:value-type="float" office:value="0.927731092436975" calcext:value-type="float">
            <text:p>0,9277310924</text:p>
          </table:table-cell>
          <table:table-cell table:style-name="ce5" table:formula="of:=VAR(['Réponses de formulaire'.O3:.O39])" office:value-type="float" office:value="1.13949579831933" calcext:value-type="float">
            <text:p>1,1394957983</text:p>
          </table:table-cell>
          <table:table-cell table:style-name="ce5" table:formula="of:=VAR(['Réponses de formulaire'.P3:.P39])" office:value-type="float" office:value="0.526050420168067" calcext:value-type="float">
            <text:p>0,5260504202</text:p>
          </table:table-cell>
          <table:table-cell table:style-name="ce5" table:formula="of:=VAR(['Réponses de formulaire'.Q3:.Q39])" office:value-type="string" office:string-value="" calcext:value-type="error">
            <text:p>#DIV/0 !</text:p>
          </table:table-cell>
          <table:table-cell table:style-name="ce5" table:formula="of:=VAR(['Réponses de formulaire'.R3:.R39])" office:value-type="float" office:value="1.09032258064516" calcext:value-type="float">
            <text:p>1,0903225806</text:p>
          </table:table-cell>
          <table:table-cell table:style-name="ce5" table:formula="of:=VAR(['Réponses de formulaire'.S3:.S39])" office:value-type="float" office:value="1.09032258064516" calcext:value-type="float">
            <text:p>1,0903225806</text:p>
          </table:table-cell>
          <table:table-cell table:style-name="ce5" table:formula="of:=VAR(['Réponses de formulaire'.T3:.T39])" office:value-type="float" office:value="1.40645161290323" calcext:value-type="float">
            <text:p>1,4064516129</text:p>
          </table:table-cell>
          <table:table-cell table:style-name="ce5" table:formula="of:=VAR(['Réponses de formulaire'.U3:.U39])" office:value-type="float" office:value="0.995698924731183" calcext:value-type="float">
            <text:p>0,9956989247</text:p>
          </table:table-cell>
          <table:table-cell table:style-name="ce5" table:formula="of:=VAR(['Réponses de formulaire'.V3:.V39])" office:value-type="string" office:string-value="" calcext:value-type="error">
            <text:p>#DIV/0 !</text:p>
          </table:table-cell>
          <table:table-cell table:style-name="ce5" table:formula="of:=VAR(['Réponses de formulaire'.W3:.W39])" office:value-type="float" office:value="2" calcext:value-type="float">
            <text:p>2</text:p>
          </table:table-cell>
          <table:table-cell table:style-name="ce5" table:formula="of:=VAR(['Réponses de formulaire'.X3:.X39])" office:value-type="float" office:value="2" calcext:value-type="float">
            <text:p>2</text:p>
          </table:table-cell>
          <table:table-cell table:style-name="ce5" table:formula="of:=VAR(['Réponses de formulaire'.Y3:.Y39])" office:value-type="float" office:value="2" calcext:value-type="float">
            <text:p>2</text:p>
          </table:table-cell>
          <table:table-cell table:style-name="ce5" table:formula="of:=VAR(['Réponses de formulaire'.Z3:.Z39])" office:value-type="float" office:value="2" calcext:value-type="float">
            <text:p>2</text:p>
          </table:table-cell>
          <table:table-cell table:style-name="ce5" table:formula="of:=VAR(['Réponses de formulaire'.AA3:.AA39])" office:value-type="string" office:string-value="" calcext:value-type="error">
            <text:p>#DIV/0 !</text:p>
          </table:table-cell>
          <table:table-cell table:style-name="ce5" table:formula="of:=VAR(['Réponses de formulaire'.AB3:.AB39])" office:value-type="float" office:value="1.30666666666667" calcext:value-type="float">
            <text:p>1,3066666667</text:p>
          </table:table-cell>
          <table:table-cell table:style-name="ce5" table:formula="of:=VAR(['Réponses de formulaire'.AC3:.AC39])" office:value-type="float" office:value="1.02333333333333" calcext:value-type="float">
            <text:p>1,0233333333</text:p>
          </table:table-cell>
          <table:table-cell table:style-name="ce5" table:formula="of:=VAR(['Réponses de formulaire'.AD3:.AD39])" office:value-type="float" office:value="0.998188405797101" calcext:value-type="float">
            <text:p>0,9981884058</text:p>
          </table:table-cell>
          <table:table-cell table:style-name="ce5" table:formula="of:=VAR(['Réponses de formulaire'.AE3:.AE39])" office:value-type="float" office:value="1.16666666666667" calcext:value-type="float">
            <text:p>1,1666666667</text:p>
          </table:table-cell>
          <table:table-cell table:style-name="ce5" table:formula="of:=VAR(['Réponses de formulaire'.AF3:.AF39])" office:value-type="string" office:string-value="" calcext:value-type="error">
            <text:p>#DIV/0 !</text:p>
          </table:table-cell>
          <table:table-cell table:style-name="ce5" table:formula="of:=VAR(['Réponses de formulaire'.AG3:.AG39])" office:value-type="float" office:value="1.57538461538462" calcext:value-type="float">
            <text:p>1,5753846154</text:p>
          </table:table-cell>
          <table:table-cell table:style-name="ce5" table:formula="of:=VAR(['Réponses de formulaire'.AH3:.AH39])" office:value-type="float" office:value="1.41538461538462" calcext:value-type="float">
            <text:p>1,4153846154</text:p>
          </table:table-cell>
          <table:table-cell table:style-name="ce5" table:formula="of:=VAR(['Réponses de formulaire'.AI3:.AI39])" office:value-type="float" office:value="1.24333333333333" calcext:value-type="float">
            <text:p>1,2433333333</text:p>
          </table:table-cell>
          <table:table-cell table:style-name="ce5" table:formula="of:=VAR(['Réponses de formulaire'.AJ3:.AJ39])" office:value-type="float" office:value="1.41" calcext:value-type="float">
            <text:p>1,41</text:p>
          </table:table-cell>
          <table:table-cell table:style-name="ce5" table:formula="of:=VAR(['Réponses de formulaire'.AK3:.AK39])" office:value-type="string" office:string-value="" calcext:value-type="error">
            <text:p>#DIV/0 !</text:p>
          </table:table-cell>
          <table:table-cell table:style-name="ce5" table:formula="of:=VAR(['Réponses de formulaire'.AL3:.AL39])" office:value-type="string" office:string-value="" calcext:value-type="error">
            <text:p>#DIV/0 !</text:p>
          </table:table-cell>
          <table:table-cell table:style-name="ce5" table:formula="of:=VAR(['Réponses de formulaire'.AM3:.AM39])" office:value-type="string" office:string-value="" calcext:value-type="error">
            <text:p>#DIV/0 !</text:p>
          </table:table-cell>
          <table:table-cell table:style-name="ce5" table:formula="of:=VAR(['Réponses de formulaire'.AN3:.AN39])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 table:number-rows-repeated="2">
          <table:table-cell table:number-columns-repeated="260"/>
        </table:table-row>
        <table:table-row table:style-name="ro10">
          <table:table-cell table:style-name="ce5" office:value-type="string" calcext:value-type="string">
            <text:p>moyenne</text:p>
          </table:table-cell>
          <table:table-cell table:style-name="ce5" office:value-type="string" calcext:value-type="string">
            <text:p>primaire</text:p>
          </table:table-cell>
          <table:table-cell table:style-name="ce5"/>
          <table:table-cell table:formula="of:=AVERAGEIF(['Réponses de formulaire'.$C$2:.$C$38];&quot;6e primaire&quot;;['Réponses de formulaire'.D$2:.D$38])" office:value-type="float" office:value="3.5" calcext:value-type="float">
            <text:p>3,5</text:p>
          </table:table-cell>
          <table:table-cell/>
          <table:table-cell table:style-name="ce5" table:formula="of:=AVERAGEIF(['Réponses de formulaire'.$C2:.$C38];&quot;6e primaire&quot;;['Réponses de formulaire'.E2:.E38])" office:value-type="float" office:value="2.25" calcext:value-type="float">
            <text:p>2,25</text:p>
          </table:table-cell>
          <table:table-cell table:style-name="ce5"/>
          <table:table-cell table:style-name="ce5" table:formula="of:=AVERAGEIF(['Réponses de formulaire'.$C2:.$C38];&quot;6e primaire&quot;;['Réponses de formulaire'.F2:.F38])" office:value-type="float" office:value="1.92857142857143" calcext:value-type="float">
            <text:p>1,9285714286</text:p>
          </table:table-cell>
          <table:table-cell table:style-name="ce5" table:formula="of:=AVERAGEIF(['Réponses de formulaire'.$C2:.$C38];&quot;6e primaire&quot;;['Réponses de formulaire'.G2:.G38])" office:value-type="float" office:value="3.4375" calcext:value-type="float">
            <text:p>3,4375</text:p>
          </table:table-cell>
          <table:table-cell table:style-name="ce5" table:formula="of:=AVERAGEIF(['Réponses de formulaire'.$C2:.$C38];&quot;6e primaire&quot;;['Réponses de formulaire'.H2:.H38])" office:value-type="float" office:value="4" calcext:value-type="float">
            <text:p>4</text:p>
          </table:table-cell>
          <table:table-cell table:style-name="ce5" table:formula="of:=AVERAGEIF(['Réponses de formulaire'.$C2:.$C38];&quot;6e primaire&quot;;['Réponses de formulaire'.I2:.I38])" office:value-type="float" office:value="4" calcext:value-type="float">
            <text:p>4</text:p>
          </table:table-cell>
          <table:table-cell table:style-name="ce5" table:formula="of:=AVERAGEIF(['Réponses de formulaire'.$C2:.$C38];&quot;6e primaire&quot;;['Réponses de formulaire'.J2:.J38])" office:value-type="float" office:value="4" calcext:value-type="float">
            <text:p>4</text:p>
          </table:table-cell>
          <table:table-cell table:style-name="ce5" table:formula="of:=AVERAGEIF(['Réponses de formulaire'.$C2:.$C38];&quot;6e primaire&quot;;['Réponses de formulaire'.K2:.K38])" office:value-type="float" office:value="4" calcext:value-type="float">
            <text:p>4</text:p>
          </table:table-cell>
          <table:table-cell table:style-name="ce5" table:formula="of:=AVERAGEIF(['Réponses de formulaire'.$C2:.$C38];&quot;6e primaire&quot;;['Réponses de formulaire'.L2:.L38])" office:value-type="string" office:string-value="" calcext:value-type="error">
            <text:p>#DIV/0 !</text:p>
          </table:table-cell>
          <table:table-cell table:style-name="ce5"/>
          <table:table-cell table:style-name="ce5" table:formula="of:=AVERAGEIF(['Réponses de formulaire'.$C2:.$C38];&quot;6e primaire&quot;;['Réponses de formulaire'.M2:.M38])" office:value-type="float" office:value="3.5625" calcext:value-type="float">
            <text:p>3,5625</text:p>
          </table:table-cell>
          <table:table-cell table:style-name="ce5" table:formula="of:=AVERAGEIF(['Réponses de formulaire'.$C2:.$C38];&quot;6e primaire&quot;;['Réponses de formulaire'.N2:.N38])" office:value-type="float" office:value="3.1875" calcext:value-type="float">
            <text:p>3,1875</text:p>
          </table:table-cell>
          <table:table-cell table:style-name="ce5" table:formula="of:=AVERAGEIF(['Réponses de formulaire'.$C2:.$C38];&quot;6e primaire&quot;;['Réponses de formulaire'.O2:.O38])" office:value-type="float" office:value="3.25" calcext:value-type="float">
            <text:p>3,25</text:p>
          </table:table-cell>
          <table:table-cell table:style-name="ce5" table:formula="of:=AVERAGEIF(['Réponses de formulaire'.$C2:.$C38];&quot;6e primaire&quot;;['Réponses de formulaire'.P2:.P38])" office:value-type="float" office:value="3.1875" calcext:value-type="float">
            <text:p>3,1875</text:p>
          </table:table-cell>
          <table:table-cell table:style-name="ce5" table:formula="of:=AVERAGEIF(['Réponses de formulaire'.$C2:.$C38];&quot;6e primaire&quot;;['Réponses de formulaire'.Q2:.Q38])" office:value-type="string" office:string-value="" calcext:value-type="error">
            <text:p>#DIV/0 !</text:p>
          </table:table-cell>
          <table:table-cell table:style-name="ce5" table:formula="of:=AVERAGEIF(['Réponses de formulaire'.$C2:.$C38];&quot;6e primaire&quot;;['Réponses de formulaire'.R2:.R38])" office:value-type="float" office:value="3.08333333333333" calcext:value-type="float">
            <text:p>3,0833333333</text:p>
          </table:table-cell>
          <table:table-cell table:style-name="ce5" table:formula="of:=AVERAGEIF(['Réponses de formulaire'.$C2:.$C38];&quot;6e primaire&quot;;['Réponses de formulaire'.S2:.S38])" office:value-type="float" office:value="2.75" calcext:value-type="float">
            <text:p>2,75</text:p>
          </table:table-cell>
          <table:table-cell table:style-name="ce5" table:formula="of:=AVERAGEIF(['Réponses de formulaire'.$C2:.$C38];&quot;6e primaire&quot;;['Réponses de formulaire'.T2:.T38])" office:value-type="float" office:value="2.91666666666667" calcext:value-type="float">
            <text:p>2,9166666667</text:p>
          </table:table-cell>
          <table:table-cell table:style-name="ce5" table:formula="of:=AVERAGEIF(['Réponses de formulaire'.$C2:.$C38];&quot;6e primaire&quot;;['Réponses de formulaire'.U2:.U38])" office:value-type="float" office:value="2.83333333333333" calcext:value-type="float">
            <text:p>2,8333333333</text:p>
          </table:table-cell>
          <table:table-cell table:style-name="ce5" table:formula="of:=AVERAGEIF(['Réponses de formulaire'.$C2:.$C38];&quot;6e primaire&quot;;['Réponses de formulaire'.V2:.V38])" office:value-type="string" office:string-value="" calcext:value-type="error">
            <text:p>#DIV/0 !</text:p>
          </table:table-cell>
          <table:table-cell table:style-name="ce5" table:formula="of:=AVERAGEIF(['Réponses de formulaire'.$C2:.$C38];&quot;6e primaire&quot;;['Réponses de formulaire'.W2:.W38])" office:value-type="float" office:value="3" calcext:value-type="float">
            <text:p>3</text:p>
          </table:table-cell>
          <table:table-cell table:style-name="ce5" table:formula="of:=AVERAGEIF(['Réponses de formulaire'.$C2:.$C38];&quot;6e primaire&quot;;['Réponses de formulaire'.X2:.X38])" office:value-type="float" office:value="3" calcext:value-type="float">
            <text:p>3</text:p>
          </table:table-cell>
          <table:table-cell table:style-name="ce5" table:formula="of:=AVERAGEIF(['Réponses de formulaire'.$C2:.$C38];&quot;6e primaire&quot;;['Réponses de formulaire'.Y2:.Y38])" office:value-type="float" office:value="3" calcext:value-type="float">
            <text:p>3</text:p>
          </table:table-cell>
          <table:table-cell table:style-name="ce5" table:formula="of:=AVERAGEIF(['Réponses de formulaire'.$C2:.$C38];&quot;6e primaire&quot;;['Réponses de formulaire'.Z2:.Z38])" office:value-type="float" office:value="3" calcext:value-type="float">
            <text:p>3</text:p>
          </table:table-cell>
          <table:table-cell table:style-name="ce5" table:formula="of:=AVERAGEIF(['Réponses de formulaire'.$C2:.$C38];&quot;6e primaire&quot;;['Réponses de formulaire'.AA2:.AA38])" office:value-type="string" office:string-value="" calcext:value-type="error">
            <text:p>#DIV/0 !</text:p>
          </table:table-cell>
          <table:table-cell table:style-name="ce5" table:formula="of:=AVERAGEIF(['Réponses de formulaire'.$C2:.$C38];&quot;6e primaire&quot;;['Réponses de formulaire'.AB2:.AB38])" office:value-type="float" office:value="2.16666666666667" calcext:value-type="float">
            <text:p>2,1666666667</text:p>
          </table:table-cell>
          <table:table-cell table:style-name="ce5" table:formula="of:=AVERAGEIF(['Réponses de formulaire'.$C2:.$C38];&quot;6e primaire&quot;;['Réponses de formulaire'.AC2:.AC38])" office:value-type="float" office:value="2.33333333333333" calcext:value-type="float">
            <text:p>2,3333333333</text:p>
          </table:table-cell>
          <table:table-cell table:style-name="ce5" table:formula="of:=AVERAGEIF(['Réponses de formulaire'.$C2:.$C38];&quot;6e primaire&quot;;['Réponses de formulaire'.AD2:.AD38])" office:value-type="float" office:value="2.6" calcext:value-type="float">
            <text:p>2,6</text:p>
          </table:table-cell>
          <table:table-cell table:style-name="ce5" table:formula="of:=AVERAGEIF(['Réponses de formulaire'.$C2:.$C38];&quot;6e primaire&quot;;['Réponses de formulaire'.AE2:.AE38])" office:value-type="float" office:value="2.66666666666667" calcext:value-type="float">
            <text:p>2,6666666667</text:p>
          </table:table-cell>
          <table:table-cell table:style-name="ce5" table:formula="of:=AVERAGEIF(['Réponses de formulaire'.$C2:.$C38];&quot;6e primaire&quot;;['Réponses de formulaire'.AF2:.AF38])" office:value-type="string" office:string-value="" calcext:value-type="error">
            <text:p>#DIV/0 !</text:p>
          </table:table-cell>
          <table:table-cell table:style-name="ce5" table:formula="of:=AVERAGEIF(['Réponses de formulaire'.$C2:.$C38];&quot;6e primaire&quot;;['Réponses de formulaire'.AG2:.AG38])" office:value-type="float" office:value="3.42857142857143" calcext:value-type="float">
            <text:p>3,4285714286</text:p>
          </table:table-cell>
          <table:table-cell table:style-name="ce5" table:formula="of:=AVERAGEIF(['Réponses de formulaire'.$C2:.$C38];&quot;6e primaire&quot;;['Réponses de formulaire'.AH2:.AH38])" office:value-type="float" office:value="3.42857142857143" calcext:value-type="float">
            <text:p>3,4285714286</text:p>
          </table:table-cell>
          <table:table-cell table:style-name="ce5" table:formula="of:=AVERAGEIF(['Réponses de formulaire'.$C2:.$C38];&quot;6e primaire&quot;;['Réponses de formulaire'.AI2:.AI38])" office:value-type="float" office:value="3.57142857142857" calcext:value-type="float">
            <text:p>3,5714285714</text:p>
          </table:table-cell>
          <table:table-cell table:style-name="ce5" table:formula="of:=AVERAGEIF(['Réponses de formulaire'.$C2:.$C38];&quot;6e primaire&quot;;['Réponses de formulaire'.AJ2:.AJ38])" office:value-type="float" office:value="3.66666666666667" calcext:value-type="float">
            <text:p>3,6666666667</text:p>
          </table:table-cell>
          <table:table-cell table:style-name="ce5" table:formula="of:=AVERAGEIF(['Réponses de formulaire'.$C2:.$C38];&quot;6e primaire&quot;;['Réponses de formulaire'.AK2:.AK38])" office:value-type="string" office:string-value="" calcext:value-type="error">
            <text:p>#DIV/0 !</text:p>
          </table:table-cell>
          <table:table-cell table:style-name="ce5" table:formula="of:=AVERAGEIF(['Réponses de formulaire'.$C2:.$C38];&quot;6e primaire&quot;;['Réponses de formulaire'.AL2:.AL38])" office:value-type="string" office:string-value="" calcext:value-type="error">
            <text:p>#DIV/0 !</text:p>
          </table:table-cell>
          <table:table-cell table:style-name="ce5" table:formula="of:=AVERAGEIF(['Réponses de formulaire'.$C2:.$C38];&quot;6e primaire&quot;;['Réponses de formulaire'.AM2:.AM38])" office:value-type="string" office:string-value="" calcext:value-type="error">
            <text:p>#DIV/0 !</text:p>
          </table:table-cell>
          <table:table-cell table:style-name="ce5" table:formula="of:=AVERAGEIF(['Réponses de formulaire'.$C2:.$C38];&quot;6e primaire&quot;;['Réponses de formulaire'.AN2:.AN38])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2">
          <table:table-cell/>
          <table:table-cell table:style-name="ce5" office:value-type="string" calcext:value-type="string">
            <text:p>secondaire</text:p>
          </table:table-cell>
          <table:table-cell table:style-name="ce5"/>
          <table:table-cell table:formula="of:=AVERAGEIF(['Réponses de formulaire'.$C$2:.$C$38];&quot;1e secondaire&quot;;['Réponses de formulaire'.D$2:.D$38])" office:value-type="float" office:value="3.1" calcext:value-type="float">
            <text:p>3,1</text:p>
          </table:table-cell>
          <table:table-cell/>
          <table:table-cell table:style-name="ce5" table:formula="of:=AVERAGEIF(['Réponses de formulaire'.$C$2:.$C$38];&quot;1e secondaire&quot;;['Réponses de formulaire'.E$2:.E$38])" office:value-type="float" office:value="2.45" calcext:value-type="float">
            <text:p>2,45</text:p>
          </table:table-cell>
          <table:table-cell table:style-name="ce5"/>
          <table:table-cell table:style-name="ce5" table:formula="of:=AVERAGEIF(['Réponses de formulaire'.$C$2:.$C$38];&quot;1e secondaire&quot;;['Réponses de formulaire'.F$2:.F$38])" office:value-type="float" office:value="1.68421052631579" calcext:value-type="float">
            <text:p>1,6842105263</text:p>
          </table:table-cell>
          <table:table-cell table:style-name="ce5" table:formula="of:=AVERAGEIF(['Réponses de formulaire'.$C$2:.$C$38];&quot;1e secondaire&quot;;['Réponses de formulaire'.G$2:.G$38])" office:value-type="float" office:value="3.15789473684211" calcext:value-type="float">
            <text:p>3,1578947368</text:p>
          </table:table-cell>
          <table:table-cell table:style-name="ce5" table:formula="of:=AVERAGEIF(['Réponses de formulaire'.$C$2:.$C$38];&quot;1e secondaire&quot;;['Réponses de formulaire'.H$2:.H$38])" office:value-type="float" office:value="3" calcext:value-type="float">
            <text:p>3</text:p>
          </table:table-cell>
          <table:table-cell table:style-name="ce5" table:formula="of:=AVERAGEIF(['Réponses de formulaire'.$C$2:.$C$38];&quot;1e secondaire&quot;;['Réponses de formulaire'.I$2:.I$38])" office:value-type="float" office:value="4" calcext:value-type="float">
            <text:p>4</text:p>
          </table:table-cell>
          <table:table-cell table:style-name="ce5" table:formula="of:=AVERAGEIF(['Réponses de formulaire'.$C$2:.$C$38];&quot;1e secondaire&quot;;['Réponses de formulaire'.J$2:.J$38])" office:value-type="float" office:value="4" calcext:value-type="float">
            <text:p>4</text:p>
          </table:table-cell>
          <table:table-cell table:style-name="ce5" table:formula="of:=AVERAGEIF(['Réponses de formulaire'.$C$2:.$C$38];&quot;1e secondaire&quot;;['Réponses de formulaire'.K$2:.K$38])" office:value-type="float" office:value="3" calcext:value-type="float">
            <text:p>3</text:p>
          </table:table-cell>
          <table:table-cell table:style-name="ce5" table:formula="of:=AVERAGEIF(['Réponses de formulaire'.$C$2:.$C$38];&quot;1e secondaire&quot;;['Réponses de formulaire'.L$2:.L$38])" office:value-type="string" office:string-value="" calcext:value-type="error">
            <text:p>#DIV/0 !</text:p>
          </table:table-cell>
          <table:table-cell table:style-name="ce5"/>
          <table:table-cell table:style-name="ce5" table:formula="of:=AVERAGEIF(['Réponses de formulaire'.$C$2:.$C$38];&quot;1e secondaire&quot;;['Réponses de formulaire'.M$2:.M$38])" office:value-type="float" office:value="3.5" calcext:value-type="float">
            <text:p>3,5</text:p>
          </table:table-cell>
          <table:table-cell table:style-name="ce5" table:formula="of:=AVERAGEIF(['Réponses de formulaire'.$C$2:.$C$38];&quot;1e secondaire&quot;;['Réponses de formulaire'.N$2:.N$38])" office:value-type="float" office:value="3.1" calcext:value-type="float">
            <text:p>3,1</text:p>
          </table:table-cell>
          <table:table-cell table:style-name="ce5" table:formula="of:=AVERAGEIF(['Réponses de formulaire'.$C$2:.$C$38];&quot;1e secondaire&quot;;['Réponses de formulaire'.O$2:.O$38])" office:value-type="float" office:value="2.95" calcext:value-type="float">
            <text:p>2,95</text:p>
          </table:table-cell>
          <table:table-cell table:style-name="ce5" table:formula="of:=AVERAGEIF(['Réponses de formulaire'.$C$2:.$C$38];&quot;1e secondaire&quot;;['Réponses de formulaire'.P$2:.P$38])" office:value-type="float" office:value="3.5" calcext:value-type="float">
            <text:p>3,5</text:p>
          </table:table-cell>
          <table:table-cell table:style-name="ce5" table:formula="of:=AVERAGEIF(['Réponses de formulaire'.$C$2:.$C$38];&quot;1e secondaire&quot;;['Réponses de formulaire'.Q$2:.Q$38])" office:value-type="string" office:string-value="" calcext:value-type="error">
            <text:p>#DIV/0 !</text:p>
          </table:table-cell>
          <table:table-cell table:style-name="ce5" table:formula="of:=AVERAGEIF(['Réponses de formulaire'.$C$2:.$C$38];&quot;1e secondaire&quot;;['Réponses de formulaire'.R$2:.R$38])" office:value-type="float" office:value="3.1" calcext:value-type="float">
            <text:p>3,1</text:p>
          </table:table-cell>
          <table:table-cell table:style-name="ce5" table:formula="of:=AVERAGEIF(['Réponses de formulaire'.$C$2:.$C$38];&quot;1e secondaire&quot;;['Réponses de formulaire'.S$2:.S$38])" office:value-type="float" office:value="3" calcext:value-type="float">
            <text:p>3</text:p>
          </table:table-cell>
          <table:table-cell table:style-name="ce5" table:formula="of:=AVERAGEIF(['Réponses de formulaire'.$C$2:.$C$38];&quot;1e secondaire&quot;;['Réponses de formulaire'.T$2:.T$38])" office:value-type="float" office:value="2.85" calcext:value-type="float">
            <text:p>2,85</text:p>
          </table:table-cell>
          <table:table-cell table:style-name="ce5" table:formula="of:=AVERAGEIF(['Réponses de formulaire'.$C$2:.$C$38];&quot;1e secondaire&quot;;['Réponses de formulaire'.U$2:.U$38])" office:value-type="float" office:value="3" calcext:value-type="float">
            <text:p>3</text:p>
          </table:table-cell>
          <table:table-cell table:style-name="ce5" table:formula="of:=AVERAGEIF(['Réponses de formulaire'.$C$2:.$C$38];&quot;1e secondaire&quot;;['Réponses de formulaire'.V$2:.V$38])" office:value-type="string" office:string-value="" calcext:value-type="error">
            <text:p>#DIV/0 !</text:p>
          </table:table-cell>
          <table:table-cell table:style-name="ce5" table:formula="of:=AVERAGEIF(['Réponses de formulaire'.$C$2:.$C$38];&quot;1e secondaire&quot;;['Réponses de formulaire'.W$2:.W$38])" office:value-type="float" office:value="3" calcext:value-type="float">
            <text:p>3</text:p>
          </table:table-cell>
          <table:table-cell table:style-name="ce5" table:formula="of:=AVERAGEIF(['Réponses de formulaire'.$C$2:.$C$38];&quot;1e secondaire&quot;;['Réponses de formulaire'.X$2:.X$38])" office:value-type="float" office:value="2" calcext:value-type="float">
            <text:p>2</text:p>
          </table:table-cell>
          <table:table-cell table:style-name="ce5" table:formula="of:=AVERAGEIF(['Réponses de formulaire'.$C$2:.$C$38];&quot;1e secondaire&quot;;['Réponses de formulaire'.Y$2:.Y$38])" office:value-type="float" office:value="3" calcext:value-type="float">
            <text:p>3</text:p>
          </table:table-cell>
          <table:table-cell table:style-name="ce5" table:formula="of:=AVERAGEIF(['Réponses de formulaire'.$C$2:.$C$38];&quot;1e secondaire&quot;;['Réponses de formulaire'.Z$2:.Z$38])" office:value-type="string" office:string-value="" calcext:value-type="error">
            <text:p>#DIV/0 !</text:p>
          </table:table-cell>
          <table:table-cell table:style-name="ce5" table:formula="of:=AVERAGEIF(['Réponses de formulaire'.$C$2:.$C$38];&quot;1e secondaire&quot;;['Réponses de formulaire'.AA$2:.AA$38])" office:value-type="string" office:string-value="" calcext:value-type="error">
            <text:p>#DIV/0 !</text:p>
          </table:table-cell>
          <table:table-cell table:style-name="ce5" table:formula="of:=AVERAGEIF(['Réponses de formulaire'.$C$2:.$C$38];&quot;1e secondaire&quot;;['Réponses de formulaire'.AB$2:.AB$38])" office:value-type="float" office:value="3.05263157894737" calcext:value-type="float">
            <text:p>3,0526315789</text:p>
          </table:table-cell>
          <table:table-cell table:style-name="ce5" table:formula="of:=AVERAGEIF(['Réponses de formulaire'.$C$2:.$C$38];&quot;1e secondaire&quot;;['Réponses de formulaire'.AC$2:.AC$38])" office:value-type="float" office:value="2.89473684210526" calcext:value-type="float">
            <text:p>2,8947368421</text:p>
          </table:table-cell>
          <table:table-cell table:style-name="ce5" table:formula="of:=AVERAGEIF(['Réponses de formulaire'.$C$2:.$C$38];&quot;1e secondaire&quot;;['Réponses de formulaire'.AD$2:.AD$38])" office:value-type="float" office:value="2.73684210526316" calcext:value-type="float">
            <text:p>2,7368421053</text:p>
          </table:table-cell>
          <table:table-cell table:style-name="ce5" table:formula="of:=AVERAGEIF(['Réponses de formulaire'.$C$2:.$C$38];&quot;1e secondaire&quot;;['Réponses de formulaire'.AE$2:.AE$38])" office:value-type="float" office:value="3.10526315789474" calcext:value-type="float">
            <text:p>3,1052631579</text:p>
          </table:table-cell>
          <table:table-cell table:style-name="ce5" table:formula="of:=AVERAGEIF(['Réponses de formulaire'.$C$2:.$C$38];&quot;1e secondaire&quot;;['Réponses de formulaire'.AF$2:.AF$38])" office:value-type="string" office:string-value="" calcext:value-type="error">
            <text:p>#DIV/0 !</text:p>
          </table:table-cell>
          <table:table-cell table:style-name="ce5" table:formula="of:=AVERAGEIF(['Réponses de formulaire'.$C$2:.$C$38];&quot;1e secondaire&quot;;['Réponses de formulaire'.AG$2:.AG$38])" office:value-type="float" office:value="2.65" calcext:value-type="float">
            <text:p>2,65</text:p>
          </table:table-cell>
          <table:table-cell table:style-name="ce5" table:formula="of:=AVERAGEIF(['Réponses de formulaire'.$C$2:.$C$38];&quot;1e secondaire&quot;;['Réponses de formulaire'.AH$2:.AH$38])" office:value-type="float" office:value="2.7" calcext:value-type="float">
            <text:p>2,7</text:p>
          </table:table-cell>
          <table:table-cell table:style-name="ce5" table:formula="of:=AVERAGEIF(['Réponses de formulaire'.$C$2:.$C$38];&quot;1e secondaire&quot;;['Réponses de formulaire'.AI$2:.AI$38])" office:value-type="float" office:value="2.68421052631579" calcext:value-type="float">
            <text:p>2,6842105263</text:p>
          </table:table-cell>
          <table:table-cell table:style-name="ce5" table:formula="of:=AVERAGEIF(['Réponses de formulaire'.$C$2:.$C$38];&quot;1e secondaire&quot;;['Réponses de formulaire'.AJ$2:.AJ$38])" office:value-type="float" office:value="2.7" calcext:value-type="float">
            <text:p>2,7</text:p>
          </table:table-cell>
          <table:table-cell table:style-name="ce5" table:formula="of:=AVERAGEIF(['Réponses de formulaire'.$C$2:.$C$38];&quot;1e secondaire&quot;;['Réponses de formulaire'.AK$2:.AK$38])" office:value-type="string" office:string-value="" calcext:value-type="error">
            <text:p>#DIV/0 !</text:p>
          </table:table-cell>
          <table:table-cell table:style-name="ce5" table:formula="of:=AVERAGEIF(['Réponses de formulaire'.$C$2:.$C$38];&quot;1e secondaire&quot;;['Réponses de formulaire'.AL$2:.AL$38])" office:value-type="string" office:string-value="" calcext:value-type="error">
            <text:p>#DIV/0 !</text:p>
          </table:table-cell>
          <table:table-cell table:style-name="ce5" table:formula="of:=AVERAGEIF(['Réponses de formulaire'.$C$2:.$C$38];&quot;1e secondaire&quot;;['Réponses de formulaire'.AM$2:.AM$38])" office:value-type="string" office:string-value="" calcext:value-type="error">
            <text:p>#DIV/0 !</text:p>
          </table:table-cell>
          <table:table-cell table:style-name="ce5" table:formula="of:=AVERAGEIF(['Réponses de formulaire'.$C$2:.$C$38];&quot;1e secondaire&quot;;['Réponses de formulaire'.AN$2:.AN$38])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table-cell table:number-columns-repeated="260"/>
        </table:table-row>
        <table:table-row table:style-name="ro10">
          <table:table-cell table:number-columns-repeated="3"/>
          <table:table-cell table:formula="of:=COUNTIF(['Réponses de formulaire'.C2:.C38];&quot;6e primaire&quot;)" office:value-type="float" office:value="16" calcext:value-type="float">
            <text:p>16</text:p>
          </table:table-cell>
          <table:table-cell table:number-columns-repeated="256"/>
        </table:table-row>
        <table:table-row table:style-name="ro10">
          <table:table-cell table:number-columns-repeated="3"/>
          <table:table-cell table:formula="of:=COUNTIF(['Réponses de formulaire'.C2:.C39];&quot;1e secondaire&quot;)" office:value-type="float" office:value="20" calcext:value-type="float">
            <text:p>20</text:p>
          </table:table-cell>
          <table:table-cell table:number-columns-repeated="256"/>
        </table:table-row>
        <table:table-row table:style-name="ro10" table:number-rows-repeated="49">
          <table:table-cell table:number-columns-repeated="260"/>
        </table:table-row>
        <table:table-row table:style-name="ro10">
          <table:table-cell table:number-columns-repeated="260"/>
        </table:table-row>
      </table:table>
      <table:named-expressions/>
      <table:database-ranges>
        <table:database-range table:name="__Anonymous_Sheet_DB__0" table:target-range-address="'Réponses de formulaire'.A1:'Réponses de formulaire'.AL3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B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1P0"/>
    </number:currency-style>
    <number:date-style style:name="N123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23">
      <number:text-content/>
      <style:map style:condition="value()&gt;=0" style:apply-style-name="N123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 style:data-style-name="N2" text:time-value="10:28:37.108762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ponses_20_de_20_formulaire" style:display-name="PageStyle_Réponses de formul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yse" style:display-name="PageStyle_analy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7T12:57:51.143487965</dc:date>
    <dc:creator>Simon Claessens</dc:creator>
    <meta:editing-duration>PT2H15M40S</meta:editing-duration>
    <meta:editing-cycles>7</meta:editing-cycles>
    <meta:generator>LibreOffice/4.2.4.2$Linux_X86_64 LibreOffice_project/420m0$Build-2</meta:generator>
    <meta:document-statistic meta:table-count="2" meta:cell-count="14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legend chart:legend-position="bottom" svg:x="6.195cm" svg:y="9.218cm" style:legend-expansion="wide" chart:style-name="ch2"/>
        <chart:plot-area chart:style-name="ch3" table:cell-range-address="analyse.C2:analyse.D6" chart:data-source-has-labels="both" svg:x="0.85cm" svg:y="0.935cm" svg:width="18.351cm" svg:height="7.663cm">
          <chartooo:coordinate-region svg:x="1.471cm" svg:y="1.134cm" svg:width="17.73cm" svg:height="6.817cm"/>
          <chart:axis chart:dimension="x" chart:name="primary-x" chart:style-name="ch4" chartooo:axis-type="auto">
            <chartooo:date-scale/>
            <chart:categories table:cell-range-address="analyse.C3:analyse.C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e.D3:analyse.D6" chart:label-cell-address="analyse.D2:analyse.D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 savais utiliser un ordinateur avant de venir ?</text:p>
                <draw:g>
                  <svg:desc>analyse.D2:analyse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utôt difficilement</text:p>
                <draw:g>
                  <svg:desc>analyse.C3:analyse.C6</svg:desc>
                </draw:g>
              </table:table-cell>
              <table:table-cell office:value-type="float" office:value="0">
                <text:p>0</text:p>
                <draw:g>
                  <svg:desc>analyse.D3:analyse.D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lutôt facilement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legend chart:legend-position="bottom" svg:x="6.023cm" svg:y="9.218cm" style:legend-expansion="wide" chart:style-name="ch2"/>
        <chart:plot-area chart:style-name="ch3" table:cell-range-address="analyse.E2:analyse.F6" chart:data-source-has-labels="both" svg:x="0.85cm" svg:y="0.935cm" svg:width="18.351cm" svg:height="7.663cm">
          <chartooo:coordinate-region svg:x="1.471cm" svg:y="1.134cm" svg:width="17.73cm" svg:height="6.817cm"/>
          <chart:axis chart:dimension="x" chart:name="primary-x" chart:style-name="ch4" chartooo:axis-type="auto">
            <chartooo:date-scale/>
            <chart:categories table:cell-range-address="analyse.E3:analyse.E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e.F3:analyse.F6" chart:label-cell-address="analyse.F2:analyse.F2" chart:class="chart:bar"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 sais mieux utiliser un ordinateur maintenant ?</text:p>
                <draw:g>
                  <svg:desc>analyse.F2:analys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, pas plus qu'avant</text:p>
                <draw:g>
                  <svg:desc>analyse.E3:analyse.E6</svg:desc>
                </draw:g>
              </table:table-cell>
              <table:table-cell office:value-type="float" office:value="12">
                <text:p>12</text:p>
                <draw:g>
                  <svg:desc>analyse.F3:analyse.F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ui, beaucoup mieux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legend chart:legend-position="bottom" svg:x="5.587cm" svg:y="9.218cm" style:legend-expansion="wide" chart:style-name="ch2"/>
        <chart:plot-area chart:style-name="ch3" table:cell-range-address="analyse.G2:analyse.H6" chart:data-source-has-labels="both" svg:x="0.85cm" svg:y="0.935cm" svg:width="18.351cm" svg:height="7.663cm">
          <chartooo:coordinate-region svg:x="1.471cm" svg:y="1.134cm" svg:width="17.73cm" svg:height="6.023cm"/>
          <chart:axis chart:dimension="x" chart:name="primary-x" chart:style-name="ch4" chartooo:axis-type="auto">
            <chartooo:date-scale/>
            <chart:categories table:cell-range-address="analyse.G3:analyse.G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e.H3:analyse.H6" chart:label-cell-address="analyse.H2:analyse.H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 savais ce qu'était la programmation avant de venir ?</text:p>
                <draw:g>
                  <svg:desc>analyse.H2:analyse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, je n'en avais jamais entendu parlé avant</text:p>
                <draw:g>
                  <svg:desc>analyse.G3:analyse.G6</svg:desc>
                </draw:g>
              </table:table-cell>
              <table:table-cell office:value-type="float" office:value="18">
                <text:p>18</text:p>
                <draw:g>
                  <svg:desc>analyse.H3:analyse.H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ui et j'avais même déjà programmé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legend chart:legend-position="bottom" svg:x="5.071cm" svg:y="9.218cm" style:legend-expansion="wide" chart:style-name="ch2"/>
        <chart:plot-area chart:style-name="ch3" table:cell-range-address="analyse.E3:analyse.E6 analyse.I2:analyse.I6" chart:data-source-has-labels="both" svg:x="0.85cm" svg:y="0.935cm" svg:width="18.351cm" svg:height="7.663cm">
          <chartooo:coordinate-region svg:x="1.471cm" svg:y="1.134cm" svg:width="17.73cm" svg:height="6.817cm"/>
          <chart:axis chart:dimension="x" chart:name="primary-x" chart:style-name="ch4" chartooo:axis-type="auto">
            <chartooo:date-scale/>
            <chart:categories table:cell-range-address="analyse.E3:analyse.E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e.I3:analyse.I6" chart:label-cell-address="analyse.I2:analyse.I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 comprend mieux ce qu'est la programmation maintenant ?</text:p>
                <draw:g>
                  <svg:desc>analyse.I2:analy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, pas plus qu'avant</text:p>
                <draw:g>
                  <svg:desc>analyse.E3:analyse.E6</svg:desc>
                </draw:g>
              </table:table-cell>
              <table:table-cell office:value-type="float" office:value="3">
                <text:p>3</text:p>
                <draw:g>
                  <svg:desc>analyse.I3:analyse.I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Oui, beaucoup mieux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